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BookAntiqua" svg:font-family="BookAntiqua" style:font-family-generic="roman"/>
    <style:font-face style:name="TimesNewRomanPSMT" svg:font-family="TimesNewRomanPSMT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46in" fo:break-before="auto" style:use-optimal-row-height="true"/>
    </style:style>
    <style:style style:name="ro3" style:family="table-row">
      <style:table-row-properties style:row-height="0.2417in" fo:break-before="auto" style:use-optimal-row-height="true"/>
    </style:style>
    <style:style style:name="ro4" style:family="table-row">
      <style:table-row-properties style:row-height="0.2016in" fo:break-before="auto" style:use-optimal-row-height="true"/>
    </style:style>
    <style:style style:name="ro6" style:family="table-row">
      <style:table-row-properties style:row-height="0.2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TimesNewRomanPSMT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en" style:country-asian="US" style:font-style-asian="normal" style:font-weight-asian="normal" style:font-size-complex="6.2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fo:color="#000000" style:text-outline="false" style:text-line-through-style="none" style:font-name="TimesNewRomanPSMT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font-name="ArialUnicodeM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000000" style:text-outline="false" style:text-line-through-style="none" style:font-name="ArialUnicodeMS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text-outline="false" style:text-line-through-styl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000000" style:text-outline="false" style:text-line-through-styl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style:text-outline="false" style:text-line-through-style="none" style:font-name="ArialUnicodeM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ArialUnicodeMS" style:font-size-asian="12pt" style:language-asian="en" style:country-asian="US" style:font-style-asian="normal" style:font-weight-asian="normal" style:font-name-complex="ArialUnicodeMS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position="0% 100%" style:font-name="ArialUnicodeMS" fo:font-size="12pt" style:font-name-asian="ArialUnicodeMS" style:font-size-asian="12pt" style:font-name-complex="ArialUnicodeMS" style:font-size-complex="6.80000019073486pt"/>
    </style:style>
    <style:style style:name="T2" style:family="text">
      <style:text-properties fo:color="#000000" style:text-position="0% 100%" style:font-name="BookAntiqua" fo:font-size="12pt" style:font-name-asian="BookAntiqua" style:font-size-asian="12pt" style:font-name-complex="BookAntiqua" style:font-size-complex="6.80000019073486pt"/>
    </style:style>
    <style:style style:name="T3" style:family="text">
      <style:text-properties fo:color="#000000" style:text-position="0% 100%" style:font-name="TimesNewRomanPSMT" fo:font-size="12pt" style:font-name-asian="TimesNewRomanPSMT" style:font-size-asian="12pt" style:font-name-complex="TimesNewRomanPSMT" style:font-size-complex="6.80000019073486pt"/>
    </style:style>
    <style:style style:name="T4" style:family="text">
      <style:text-properties fo:color="#000000" style:text-position="31% 100%" style:font-name="ArialUnicodeMS" fo:font-size="8pt" style:font-name-asian="ArialUnicodeMS" style:font-size-asian="8pt" style:font-name-complex="ArialUnicodeMS" style:font-size-complex="4.59999990463257pt"/>
    </style:style>
    <style:style style:name="T5" style:family="text">
      <style:text-properties fo:color="#fb0007" style:text-position="0% 100%" style:font-name="ArialUnicodeMS" fo:font-size="12pt" style:font-name-asian="ArialUnicodeMS" style:font-size-asian="12pt" style:font-name-complex="ArialUnicodeMS" style:font-size-complex="6.80000019073486pt"/>
    </style:style>
    <style:style style:name="T6" style:family="text">
      <style:text-properties fo:color="#fb0007" style:text-position="0% 100%" style:font-name="TimesNewRomanPSMT" fo:font-size="12pt" style:font-name-asian="TimesNewRomanPSMT" style:font-size-asian="12pt" style:font-name-complex="TimesNewRomanPSMT" style:font-size-complex="6.80000019073486pt"/>
    </style:style>
    <style:style style:name="T7" style:family="text">
      <style:text-properties fo:color="#000000" style:text-position="59% 100%" style:font-name="TimesNewRomanPSMT" fo:font-size="8pt" style:font-name-asian="TimesNewRomanPSMT" style:font-size-asian="8pt" style:font-name-complex="TimesNewRomanPSMT" style:font-size-complex="4.59999990463257pt"/>
    </style:style>
    <style:style style:name="T8" style:family="text">
      <style:text-properties fo:color="#000000" style:text-position="0% 100%" style:font-name="ArialUnicodeMS" fo:font-size="14pt" style:font-name-asian="ArialUnicodeMS" style:font-size-asian="14pt" style:font-name-complex="ArialUnicodeMS" style:font-size-complex="8pt"/>
    </style:style>
    <style:style style:name="T9" style:family="text">
      <style:text-properties fo:color="#000000" style:text-position="0% 100%" style:font-name="ArialUnicodeMS" fo:font-size="11pt" style:font-name-asian="ArialUnicodeMS" style:font-size-asian="11pt" style:font-name-complex="ArialUnicodeMS" style:font-size-complex="6.30000019073486pt"/>
    </style:style>
    <style:style style:name="T10" style:family="text">
      <style:text-properties style:text-underline-style="solid" style:text-underline-width="auto" style:text-underline-color="font-color"/>
    </style:style>
    <style:style style:name="T11" style:family="text">
      <style:text-properties fo:font-style="normal" style:text-underline-style="solid" style:text-underline-width="auto" style:text-underline-color="font-color" style:font-style-asian="normal" style:font-style-complex="normal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number-columns-repeated="2" table:default-cell-style-name="ce5"/>
        <table:table-row table:style-name="ro2">
          <table:table-cell table:style-name="ce1" office:value-type="string">
            <text:p>ENGLISH</text:p>
          </table:table-cell>
          <table:table-cell table:style-name="Default" office:value-type="string">
            <text:p>SOURCE-PHONETIC</text:p>
          </table:table-cell>
          <table:table-cell table:style-name="Default" office:value-type="string">
            <text:p>SOURCE-PHONEMIC</text:p>
          </table:table-cell>
        </table:table-row>
        <table:table-row table:style-name="ro3">
          <table:table-cell office:value-type="string">
            <text:p>all</text:p>
          </table:table-cell>
          <table:table-cell table:style-name="ce3" office:value-type="string">
            <text:p><text:span text:style-name="T1">[ n</text:span><text:span text:style-name="T2">ĩ </text:span><text:span text:style-name="T1">̄ˈpét</text:span><text:span text:style-name="T3">ī</text:span><text:span text:style-name="T1">ˌɾḁ̀ ]</text:span></text:p>
          </table:table-cell>
          <table:table-cell office:value-type="string">
            <text:p>/ ̃di-peti-ra/</text:p>
          </table:table-cell>
        </table:table-row>
        <table:table-row table:style-name="ro3">
          <table:table-cell office:value-type="string">
            <text:p>animal</text:p>
          </table:table-cell>
          <table:table-cell table:style-name="ce4" office:value-type="string">
            <text:p><text:span text:style-name="T1">[ u</text:span><text:span text:style-name="T4">w</text:span><text:span text:style-name="T5">āj</text:span><text:span text:style-name="T1">ˈbɨ ́kɨ̀ ]</text:span></text:p>
          </table:table-cell>
          <table:table-cell office:value-type="string">
            <text:p>/uai-bɨkɨ/</text:p>
          </table:table-cell>
        </table:table-row>
        <table:table-row table:style-name="ro4">
          <table:table-cell office:value-type="string">
            <text:p>ashes</text:p>
          </table:table-cell>
          <table:table-cell office:value-type="string">
            <text:p>[ ‘úà ]</text:p>
          </table:table-cell>
          <table:table-cell office:value-type="string">
            <text:p>/ua/</text:p>
          </table:table-cell>
        </table:table-row>
        <table:table-row table:style-name="ro3">
          <table:table-cell office:value-type="string">
            <text:p>to, at (place)</text:p>
          </table:table-cell>
          <table:table-cell table:style-name="ce6" office:value-type="string">
            <text:p><text:span text:style-name="T1">[ -p</text:span><text:span text:style-name="T4">hw</text:span><text:span text:style-name="T1">ɨ̀ ]</text:span></text:p>
          </table:table-cell>
          <table:table-cell office:value-type="string">
            <text:p>/-pɨ/</text:p>
          </table:table-cell>
        </table:table-row>
        <table:table-row table:style-name="ro4">
          <table:table-cell office:value-type="string">
            <text:p>back</text:p>
          </table:table-cell>
          <table:table-cell office:value-type="string">
            <text:p>[ ‘h͂ṍkɨ ͂̀ ]</text:p>
          </table:table-cell>
          <table:table-cell office:value-type="string">
            <text:p>/ ̃hokɨ/</text:p>
          </table:table-cell>
        </table:table-row>
        <table:table-row table:style-name="ro3">
          <table:table-cell office:value-type="string">
            <text:p>bad</text:p>
          </table:table-cell>
          <table:table-cell table:style-name="ce3" office:value-type="string">
            <text:p><text:span text:style-name="T1">[ ɲ</text:span><text:span text:style-name="T3">ã</text:span><text:span text:style-name="T1">̄ˈɲã́ɾ ̃õ̀ ], [ </text:span><text:span text:style-name="T3">ã</text:span><text:span text:style-name="T1">̄ˈɲṹβẽ́ũĩ̀ ]</text:span></text:p>
          </table:table-cell>
          <table:table-cell office:value-type="string">
            <text:p>/ʝaʝa-ro/, / ̃aʝu-ue- ̃ui/</text:p>
          </table:table-cell>
        </table:table-row>
        <table:table-row table:style-name="ro4">
          <table:table-cell office:value-type="string">
            <text:p>bark (tree)</text:p>
          </table:table-cell>
          <table:table-cell office:value-type="string">
            <text:p>[ kḁ̄’tʃéɾò ]</text:p>
          </table:table-cell>
          <table:table-cell office:value-type="string">
            <text:p>/katʃe-ro/</text:p>
          </table:table-cell>
        </table:table-row>
        <table:table-row table:style-name="ro4">
          <table:table-cell office:value-type="string">
            <text:p>belly</text:p>
          </table:table-cell>
          <table:table-cell office:value-type="string">
            <text:p>[ ‘phágà ]</text:p>
          </table:table-cell>
          <table:table-cell office:value-type="string">
            <text:p>/paga/</text:p>
          </table:table-cell>
        </table:table-row>
        <table:table-row table:style-name="ro4">
          <table:table-cell office:value-type="string">
            <text:p>big</text:p>
          </table:table-cell>
          <table:table-cell office:value-type="string">
            <text:p>[ ‘pá̢j̡ɾò ]</text:p>
          </table:table-cell>
          <table:table-cell office:value-type="string">
            <text:p>/pai-ro/</text:p>
          </table:table-cell>
        </table:table-row>
        <table:table-row table:style-name="ro4">
          <table:table-cell office:value-type="string">
            <text:p>bird</text:p>
          </table:table-cell>
          <table:table-cell office:value-type="string">
            <text:p>[‘mı͂́nı͂̀]</text:p>
          </table:table-cell>
          <table:table-cell office:value-type="string">
            <text:p>/ ͂bidi/</text:p>
          </table:table-cell>
        </table:table-row>
        <table:table-row table:style-name="ro4">
          <table:table-cell office:value-type="string">
            <text:p>bite</text:p>
          </table:table-cell>
          <table:table-cell office:value-type="string">
            <text:p>[ bḁ̄’ká- ]</text:p>
          </table:table-cell>
          <table:table-cell office:value-type="string">
            <text:p>/baka-/</text:p>
          </table:table-cell>
        </table:table-row>
        <table:table-row table:style-name="ro4">
          <table:table-cell office:value-type="string">
            <text:p>black</text:p>
          </table:table-cell>
          <table:table-cell office:value-type="string">
            <text:p>[‘ɲı͂́ɾ͂e͂̀]</text:p>
          </table:table-cell>
          <table:table-cell office:value-type="string">
            <text:p>/ ͂ʝi-re/</text:p>
          </table:table-cell>
        </table:table-row>
        <table:table-row table:style-name="ro4">
          <table:table-cell office:value-type="string">
            <text:p>blood</text:p>
          </table:table-cell>
          <table:table-cell office:value-type="string">
            <text:p>[di] </text:p>
          </table:table-cell>
          <table:table-cell office:value-type="string">
            <text:p>/di/</text:p>
          </table:table-cell>
        </table:table-row>
        <table:table-row table:style-name="ro3">
          <table:table-cell table:style-name="ce2" office:value-type="string">
            <text:p>blow</text:p>
          </table:table-cell>
          <table:table-cell table:style-name="ce3" office:value-type="string">
            <text:p><text:span text:style-name="T1">[ ũ</text:span><text:span text:style-name="T3">ĩ </text:span><text:span text:style-name="T1">̄ˈã́pṹ ]</text:span></text:p>
          </table:table-cell>
          <table:table-cell office:value-type="string">
            <text:p>/ ͂uiapu-/</text:p>
          </table:table-cell>
        </table:table-row>
        <table:table-row table:style-name="ro4">
          <table:table-cell table:style-name="ce2" office:value-type="string">
            <text:p>bone</text:p>
          </table:table-cell>
          <table:table-cell office:value-type="string">
            <text:p>[‘kóà] </text:p>
          </table:table-cell>
          <table:table-cell office:value-type="string">
            <text:p><text:s/>/koa/</text:p>
          </table:table-cell>
        </table:table-row>
        <table:table-row table:style-name="ro3">
          <table:table-cell office:value-type="string">
            <text:p>breathe</text:p>
          </table:table-cell>
          <table:table-cell table:style-name="ce3" office:value-type="string">
            <text:p><text:span text:style-name="T1">[ h̃</text:span><text:span text:style-name="T3">ĩ </text:span><text:span text:style-name="T1">̄ˈũẽ́- ]</text:span></text:p>
          </table:table-cell>
          <table:table-cell office:value-type="string">
            <text:p>/ ͂hiue-/</text:p>
          </table:table-cell>
        </table:table-row>
        <table:table-row table:style-name="ro4">
          <table:table-cell office:value-type="string">
            <text:p>burn</text:p>
          </table:table-cell>
          <table:table-cell office:value-type="string">
            <text:p>[ɨ̄’péā-], [ hō’é- ]</text:p>
          </table:table-cell>
          <table:table-cell office:value-type="string">
            <text:p>/ɨpea-/, /hoe-/</text:p>
          </table:table-cell>
        </table:table-row>
        <table:table-row table:style-name="ro3">
          <table:table-cell office:value-type="string">
            <text:p>child</text:p>
          </table:table-cell>
          <table:table-cell table:style-name="ce3" office:value-type="string">
            <text:p><text:span text:style-name="T1">[ ũ</text:span><text:span text:style-name="T3">ĩ </text:span><text:span text:style-name="T1">̄ˈmã́ŋɨ ̃̀ ]</text:span></text:p>
          </table:table-cell>
          <table:table-cell office:value-type="string">
            <text:p>/ ͂uiba-gɨ/</text:p>
          </table:table-cell>
        </table:table-row>
        <table:table-row table:style-name="ro4">
          <table:table-cell office:value-type="string">
            <text:p>cloud</text:p>
          </table:table-cell>
          <table:table-cell office:value-type="string">
            <text:p>[ ō’kópō,gḁ̀ ]</text:p>
          </table:table-cell>
          <table:table-cell office:value-type="string">
            <text:p>/oko-poga/</text:p>
          </table:table-cell>
        </table:table-row>
        <table:table-row table:style-name="ro3">
          <table:table-cell office:value-type="string">
            <text:p>cold</text:p>
          </table:table-cell>
          <table:table-cell table:style-name="ce7" office:value-type="string">
            <text:p><text:span text:style-name="T1">[ ʝɨ ̄ˈtʃ</text:span><text:span text:style-name="T5">já</text:span><text:span text:style-name="T1">ɾò ]</text:span></text:p>
          </table:table-cell>
          <table:table-cell office:value-type="string">
            <text:p>/ʝɨtʃia-ro/</text:p>
          </table:table-cell>
        </table:table-row>
        <table:table-row table:style-name="ro4">
          <table:table-cell office:value-type="string">
            <text:p>come</text:p>
          </table:table-cell>
          <table:table-cell office:value-type="string">
            <text:p>[ ‘dá- ]</text:p>
          </table:table-cell>
          <table:table-cell office:value-type="string">
            <text:p>/da-/</text:p>
          </table:table-cell>
        </table:table-row>
        <table:table-row table:style-name="ro3">
          <table:table-cell office:value-type="string">
            <text:p>count</text:p>
          </table:table-cell>
          <table:table-cell table:style-name="ce3" office:value-type="string">
            <text:p><text:span text:style-name="T1">[ k</text:span><text:span text:style-name="T3">ẽ</text:span><text:span text:style-name="T1">̄ˈṍɲ</text:span><text:span text:style-name="T3">ã</text:span><text:span text:style-name="T1">̄- ]</text:span></text:p>
          </table:table-cell>
          <table:table-cell office:value-type="string">
            <text:p>/ ͂keoʝa-/</text:p>
          </table:table-cell>
        </table:table-row>
        <table:table-row table:style-name="ro4">
          <table:table-cell office:value-type="string">
            <text:p>cut</text:p>
          </table:table-cell>
          <table:table-cell office:value-type="string">
            <text:p>[ uı ̄ˈdé- ], [ pā’tá- ]</text:p>
          </table:table-cell>
          <table:table-cell office:value-type="string">
            <text:p>/uide-/, /pata-/</text:p>
          </table:table-cell>
        </table:table-row>
        <table:table-row table:style-name="ro3">
          <table:table-cell office:value-type="string">
            <text:p>day</text:p>
          </table:table-cell>
          <table:table-cell table:style-name="ce6" office:value-type="string">
            <text:p><text:span text:style-name="T1">[ b</text:span><text:span text:style-name="T4">hw</text:span><text:span text:style-name="T1">ɨ ̄ˈɾékò ]</text:span></text:p>
          </table:table-cell>
          <table:table-cell office:value-type="string">
            <text:p>/bɨreko/</text:p>
          </table:table-cell>
        </table:table-row>
        <table:table-row table:style-name="ro3">
          <table:table-cell office:value-type="string">
            <text:p>die</text:p>
          </table:table-cell>
          <table:table-cell table:style-name="ce3" office:value-type="string">
            <text:p><text:span text:style-name="T1">[ d</text:span><text:span text:style-name="T3">ī</text:span><text:span text:style-name="T1">ˈá- ]</text:span></text:p>
          </table:table-cell>
          <table:table-cell office:value-type="string">
            <text:p>/dia-/</text:p>
          </table:table-cell>
        </table:table-row>
        <table:table-row table:style-name="ro4">
          <table:table-cell office:value-type="string">
            <text:p>dig</text:p>
          </table:table-cell>
          <table:table-cell office:value-type="string">
            <text:p>[ kō’á- ]</text:p>
          </table:table-cell>
          <table:table-cell office:value-type="string">
            <text:p>/koa-/</text:p>
          </table:table-cell>
        </table:table-row>
        <table:table-row table:style-name="ro3">
          <table:table-cell office:value-type="string">
            <text:p>dirty</text:p>
          </table:table-cell>
          <table:table-cell table:style-name="ce8" office:value-type="string">
            <text:p><text:span text:style-name="T1">[ </text:span><text:span text:style-name="T5">õ</text:span><text:span text:style-name="T6">ẽ</text:span><text:span text:style-name="T5">̄</text:span><text:span text:style-name="T1">ˈɾ ̃ĩ ́p</text:span><text:span text:style-name="T3">ī</text:span><text:span text:style-name="T1">gɨ̀ ]</text:span></text:p>
          </table:table-cell>
          <table:table-cell office:value-type="string">
            <text:p>/ ͂oeri-pi-gɨ/</text:p>
          </table:table-cell>
        </table:table-row>
        <table:table-row table:style-name="ro3">
          <table:table-cell office:value-type="string">
            <text:p>dog</text:p>
          </table:table-cell>
          <table:table-cell table:style-name="ce3" office:value-type="string">
            <text:p><text:span text:style-name="T1">[ d</text:span><text:span text:style-name="T3">ī</text:span><text:span text:style-name="T1">ˈáʝì ]</text:span></text:p>
          </table:table-cell>
          <table:table-cell office:value-type="string">
            <text:p>/diaʝi/</text:p>
          </table:table-cell>
        </table:table-row>
        <table:table-row table:style-name="ro3">
          <table:table-cell office:value-type="string">
            <text:p>drink</text:p>
          </table:table-cell>
          <table:table-cell table:style-name="ce3" office:value-type="string">
            <text:p><text:span text:style-name="T1">[ h̃</text:span><text:span text:style-name="T3">ĩ </text:span><text:span text:style-name="T1">̄ˈnĩ-́ ]</text:span></text:p>
          </table:table-cell>
          <table:table-cell office:value-type="string">
            <text:p>/ ͂hidi-/</text:p>
          </table:table-cell>
        </table:table-row>
        <table:table-row table:style-name="ro4">
          <table:table-cell office:value-type="string">
            <text:p>dry</text:p>
          </table:table-cell>
          <table:table-cell office:value-type="string">
            <text:p>[ bō’póɾò ]</text:p>
          </table:table-cell>
          <table:table-cell office:value-type="string">
            <text:p>/bopo-ro/</text:p>
          </table:table-cell>
        </table:table-row>
        <table:table-row table:style-name="ro3">
          <table:table-cell office:value-type="string">
            <text:p>dull</text:p>
          </table:table-cell>
          <table:table-cell table:style-name="ce8" office:value-type="string">
            <text:p><text:span text:style-name="T1">[ tɨ ̄ˈ</text:span><text:span text:style-name="T5">gói</text:span><text:span text:style-name="T1">ɲ</text:span><text:span text:style-name="T3">ã</text:span><text:span text:style-name="T1">̄βè ]</text:span></text:p>
          </table:table-cell>
          <table:table-cell office:value-type="string">
            <text:p>/tigoi- ̃ʝa-ue/</text:p>
          </table:table-cell>
        </table:table-row>
        <table:table-row table:style-name="ro4">
          <table:table-cell office:value-type="string">
            <text:p>dust</text:p>
          </table:table-cell>
          <table:table-cell office:value-type="string">
            <text:p>[ dı ̄ˈtádì ]</text:p>
          </table:table-cell>
          <table:table-cell office:value-type="string">
            <text:p>/dita-di/</text:p>
          </table:table-cell>
        </table:table-row>
        <table:table-row table:style-name="ro3">
          <table:table-cell office:value-type="string">
            <text:p>ear</text:p>
          </table:table-cell>
          <table:table-cell table:style-name="ce3" office:value-type="string">
            <text:p><text:span text:style-name="T1">[ kã́ˈmũp</text:span><text:span text:style-name="T3">ẽ</text:span><text:span text:style-name="T1">̄ɾ ̃õ̀ ]</text:span></text:p>
          </table:table-cell>
          <table:table-cell office:value-type="string">
            <text:p>/ ͂kabupe-ro/</text:p>
          </table:table-cell>
        </table:table-row>
        <table:table-row table:style-name="ro4">
          <table:table-cell table:style-name="ce2" office:value-type="string">
            <text:p>earth</text:p>
          </table:table-cell>
          <table:table-cell office:value-type="string">
            <text:p>[ ˈdítà ]</text:p>
          </table:table-cell>
          <table:table-cell office:value-type="string">
            <text:p>/dita/</text:p>
          </table:table-cell>
        </table:table-row>
        <table:table-row table:style-name="ro4">
          <table:table-cell table:style-name="ce2" office:value-type="string">
            <text:p>eat</text:p>
          </table:table-cell>
          <table:table-cell office:value-type="string">
            <text:p>[ ˈʝáː- ]</text:p>
          </table:table-cell>
          <table:table-cell office:value-type="string">
            <text:p>/ʝa-/</text:p>
          </table:table-cell>
        </table:table-row>
        <table:table-row table:style-name="ro4">
          <table:table-cell table:style-name="ce2" office:value-type="string">
            <text:p>egg</text:p>
          </table:table-cell>
          <table:table-cell office:value-type="string">
            <text:p>[ ˈdíè ]</text:p>
          </table:table-cell>
          <table:table-cell office:value-type="string">
            <text:p>/die/</text:p>
          </table:table-cell>
        </table:table-row>
        <table:table-row table:style-name="ro4">
          <table:table-cell table:style-name="ce2" office:value-type="string">
            <text:p>eye</text:p>
          </table:table-cell>
          <table:table-cell office:value-type="string">
            <text:p>[ kāˈpégà ]</text:p>
          </table:table-cell>
          <table:table-cell office:value-type="string">
            <text:p>/kape-ga/</text:p>
          </table:table-cell>
        </table:table-row>
        <table:table-row table:style-name="ro4">
          <table:table-cell table:style-name="ce2" office:value-type="string">
            <text:p>fall</text:p>
          </table:table-cell>
          <table:table-cell office:value-type="string">
            <text:p>[ ɲã́ˈβá- ]</text:p>
          </table:table-cell>
          <table:table-cell office:value-type="string">
            <text:p>/ ͂ʝa-ua-/</text:p>
          </table:table-cell>
        </table:table-row>
        <table:table-row table:style-name="ro4">
          <table:table-cell table:style-name="ce2" office:value-type="string">
            <text:p>far</text:p>
          </table:table-cell>
          <table:table-cell office:value-type="string">
            <text:p>[ ʝōˈáɾò ]</text:p>
          </table:table-cell>
          <table:table-cell office:value-type="string">
            <text:p>/ʝoa-ro/</text:p>
          </table:table-cell>
        </table:table-row>
        <table:table-row table:style-name="ro4">
          <table:table-cell table:style-name="ce2" office:value-type="string">
            <text:p>fat</text:p>
          </table:table-cell>
          <table:table-cell office:value-type="string">
            <text:p>[ˈɨ́tʃè]</text:p>
          </table:table-cell>
          <table:table-cell office:value-type="string">
            <text:p>/ɨtʃe/</text:p>
          </table:table-cell>
        </table:table-row>
        <table:table-row table:style-name="ro4">
          <table:table-cell office:value-type="string">
            <text:p>father</text:p>
          </table:table-cell>
          <table:table-cell office:value-type="string">
            <text:p>[ pàˈkɨ ]</text:p>
          </table:table-cell>
          <table:table-cell office:value-type="string">
            <text:p>/pak-ɨ/</text:p>
          </table:table-cell>
        </table:table-row>
        <table:table-row table:style-name="ro4">
          <table:table-cell office:value-type="string">
            <text:p>fear</text:p>
          </table:table-cell>
          <table:table-cell office:value-type="string">
            <text:p>[ kūˈí- ]</text:p>
          </table:table-cell>
          <table:table-cell office:value-type="string">
            <text:p>/kui-/</text:p>
          </table:table-cell>
        </table:table-row>
        <table:table-row table:style-name="ro4">
          <table:table-cell office:value-type="string">
            <text:p>feather</text:p>
          </table:table-cell>
          <table:table-cell office:value-type="string">
            <text:p>[ póˈá ]</text:p>
          </table:table-cell>
          <table:table-cell office:value-type="string">
            <text:p>/poa/</text:p>
          </table:table-cell>
        </table:table-row>
        <table:table-row table:style-name="ro3">
          <table:table-cell office:value-type="string">
            <text:p>few</text:p>
          </table:table-cell>
          <table:table-cell table:style-name="ce9" office:value-type="string">
            <text:p><text:span text:style-name="T1">[ p</text:span><text:span text:style-name="T4">w</text:span><text:span text:style-name="T3">ĩ </text:span><text:span text:style-name="T1">̄ˈã́ɾ ̃</text:span><text:span text:style-name="T3">ã</text:span><text:span text:style-name="T1">̄ŋã̀ ]</text:span></text:p>
          </table:table-cell>
          <table:table-cell office:value-type="string">
            <text:p>/ p͂ ɨa-ra- ͂ga/</text:p>
          </table:table-cell>
        </table:table-row>
        <table:table-row table:style-name="ro4">
          <table:table-cell office:value-type="string">
            <text:p>fight</text:p>
          </table:table-cell>
          <table:table-cell office:value-type="string">
            <text:p>[ ˈké- ]</text:p>
          </table:table-cell>
          <table:table-cell office:value-type="string">
            <text:p>/ke-/</text:p>
          </table:table-cell>
        </table:table-row>
        <table:table-row table:style-name="ro4">
          <table:table-cell office:value-type="string">
            <text:p>fire</text:p>
          </table:table-cell>
          <table:table-cell office:value-type="string">
            <text:p>[ phē’káme͂̀ ]</text:p>
          </table:table-cell>
          <table:table-cell office:value-type="string">
            <text:p>/peka- ͂be/</text:p>
          </table:table-cell>
        </table:table-row>
        <table:table-row table:style-name="ro3">
          <table:table-cell office:value-type="string">
            <text:p>fish</text:p>
          </table:table-cell>
          <table:table-cell table:style-name="ce6" office:value-type="string">
            <text:p><text:span text:style-name="T1">[ u</text:span><text:span text:style-name="T4">w</text:span><text:span text:style-name="T1">áì ]</text:span></text:p>
          </table:table-cell>
          <table:table-cell office:value-type="string">
            <text:p>/uai/</text:p>
          </table:table-cell>
        </table:table-row>
        <table:table-row table:style-name="ro4">
          <table:table-cell office:value-type="string">
            <text:p>five</text:p>
          </table:table-cell>
          <table:table-cell table:style-name="ce9" office:value-type="string">
            <text:p>[ h̃ĩ ̄ˈkã́uw̃ ã̄ ̄ˌmṍp-ĩ ̄k-ĩ ̄ˈɲɨ̀ ̥ ]</text:p>
          </table:table-cell>
          <table:table-cell office:value-type="string">
            <text:p>/ ̃hik-a ̃uabo ̃pɨkɨʝɨ ]</text:p>
          </table:table-cell>
        </table:table-row>
        <table:table-row table:style-name="ro4">
          <table:table-cell office:value-type="string">
            <text:p>float</text:p>
          </table:table-cell>
          <table:table-cell office:value-type="string">
            <text:p>[ pāˈsá- ], [ bāˈpáhā- ]</text:p>
          </table:table-cell>
          <table:table-cell office:value-type="string">
            <text:p>/patʃa-/, /bapaha-/</text:p>
          </table:table-cell>
        </table:table-row>
        <table:table-row table:style-name="ro4">
          <table:table-cell office:value-type="string">
            <text:p>flow</text:p>
          </table:table-cell>
          <table:table-cell office:value-type="string">
            <text:p>[ ʝūˈtíβā- ]</text:p>
          </table:table-cell>
          <table:table-cell office:value-type="string">
            <text:p>/ʝutiua-/</text:p>
          </table:table-cell>
        </table:table-row>
        <table:table-row table:style-name="ro4">
          <table:table-cell office:value-type="string">
            <text:p>flower</text:p>
          </table:table-cell>
          <table:table-cell office:value-type="string">
            <text:p>[ koː ]</text:p>
          </table:table-cell>
          <table:table-cell office:value-type="string">
            <text:p>/ko/</text:p>
          </table:table-cell>
        </table:table-row>
        <table:table-row table:style-name="ro4">
          <table:table-cell office:value-type="string">
            <text:p>fly</text:p>
          </table:table-cell>
          <table:table-cell office:value-type="string">
            <text:p>[ ˈuʷɨ-́ ]</text:p>
          </table:table-cell>
          <table:table-cell office:value-type="string">
            <text:p>/uɨ-/</text:p>
          </table:table-cell>
        </table:table-row>
        <table:table-row table:style-name="ro4">
          <table:table-cell office:value-type="string">
            <text:p>fog</text:p>
          </table:table-cell>
          <table:table-cell office:value-type="string">
            <text:p>[ ˈɨ ͂́me͂̀ ]</text:p>
          </table:table-cell>
          <table:table-cell table:style-name="Default" office:value-type="string">
            <text:p>/~ɨbe/</text:p>
          </table:table-cell>
        </table:table-row>
        <table:table-row table:style-name="ro4">
          <table:table-cell office:value-type="string">
            <text:p>foot</text:p>
          </table:table-cell>
          <table:table-cell office:value-type="string">
            <text:p>[ ˈd̥íːpò ]</text:p>
          </table:table-cell>
          <table:table-cell office:value-type="string">
            <text:p>/dipo/</text:p>
          </table:table-cell>
        </table:table-row>
        <table:table-row table:style-name="ro4">
          <table:table-cell office:value-type="string">
            <text:p>four</text:p>
          </table:table-cell>
          <table:table-cell office:value-type="string">
            <text:p>[ bāˈpúɾà ]</text:p>
          </table:table-cell>
          <table:table-cell office:value-type="string">
            <text:p>/bapu-ra/</text:p>
          </table:table-cell>
        </table:table-row>
        <table:table-row table:style-name="ro4">
          <table:table-cell office:value-type="string">
            <text:p>fruit</text:p>
          </table:table-cell>
          <table:table-cell office:value-type="string">
            <text:p>[ ʝūˈkɨ ́ɾɨˌ̄kḁ̀ ]</text:p>
          </table:table-cell>
          <table:table-cell office:value-type="string">
            <text:p>/ʝukɨ-dɨka/</text:p>
          </table:table-cell>
        </table:table-row>
        <table:table-row table:style-name="ro3">
          <table:table-cell office:value-type="string">
            <text:p>give</text:p>
          </table:table-cell>
          <table:table-cell table:style-name="ce3" office:value-type="string">
            <text:p><text:span text:style-name="T1">[ n</text:span><text:span text:style-name="T3">ĩ </text:span><text:span text:style-name="T1">̄ˈnĩ-́ ]</text:span></text:p>
          </table:table-cell>
          <table:table-cell office:value-type="string">
            <text:p>/ ͂dɨdi-/</text:p>
          </table:table-cell>
        </table:table-row>
        <table:table-row table:style-name="ro3">
          <table:table-cell office:value-type="string">
            <text:p>good</text:p>
          </table:table-cell>
          <table:table-cell table:style-name="ce3" office:value-type="string">
            <text:p><text:span text:style-name="T1">[ </text:span><text:span text:style-name="T3">ã</text:span><text:span text:style-name="T1">̄ˈɲṹɾ ̃õ̀ ]</text:span></text:p>
          </table:table-cell>
          <table:table-cell office:value-type="string">
            <text:p>/ ͂aʝu-ro/</text:p>
          </table:table-cell>
        </table:table-row>
        <table:table-row table:style-name="ro4">
          <table:table-cell office:value-type="string">
            <text:p>grass</text:p>
          </table:table-cell>
          <table:table-cell office:value-type="string">
            <text:p>[ táː ]</text:p>
          </table:table-cell>
          <table:table-cell office:value-type="string">
            <text:p>/ta/</text:p>
          </table:table-cell>
        </table:table-row>
        <table:table-row table:style-name="ro3">
          <table:table-cell office:value-type="string">
            <text:p>green</text:p>
          </table:table-cell>
          <table:table-cell table:style-name="ce3" office:value-type="string">
            <text:p><text:span text:style-name="T1">[ h̃</text:span><text:span text:style-name="T3">ĩ </text:span><text:span text:style-name="T1">̄ˈmẽ́ɾ ̃ẽ̀ ]</text:span></text:p>
          </table:table-cell>
          <table:table-cell office:value-type="string">
            <text:p>/ ͂hibe-re/</text:p>
          </table:table-cell>
        </table:table-row>
        <table:table-row table:style-name="ro3">
          <table:table-cell office:value-type="string">
            <text:p>gut</text:p>
          </table:table-cell>
          <table:table-cell table:style-name="ce9" office:value-type="string">
            <text:p><text:span text:style-name="T1">[ kɨ ̄ˈtám</text:span><text:span text:style-name="T3">ĩ </text:span><text:span text:style-name="T1">̄tʃ</text:span><text:span text:style-name="T3">ĩ </text:span><text:span text:style-name="T1">̄</text:span><text:span text:style-name="T4">n</text:span><text:span text:style-name="T1">ˈdáɾì ]</text:span></text:p>
          </table:table-cell>
          <table:table-cell office:value-type="string">
            <text:p>/kɨta- ͂bitʃi-da-ri/</text:p>
          </table:table-cell>
        </table:table-row>
        <table:table-row table:style-name="ro4">
          <table:table-cell office:value-type="string">
            <text:p>hair</text:p>
          </table:table-cell>
          <table:table-cell office:value-type="string">
            <text:p>[ póˈḁ̀ ], [ pōˈádà ]</text:p>
          </table:table-cell>
          <table:table-cell office:value-type="string">
            <text:p>/poa/ /poa-da/</text:p>
          </table:table-cell>
        </table:table-row>
        <table:table-row table:style-name="ro3">
          <table:table-cell office:value-type="string">
            <text:p>hand</text:p>
          </table:table-cell>
          <table:table-cell table:style-name="ce6" office:value-type="string">
            <text:p><text:span text:style-name="T1">[ ˈū</text:span><text:span text:style-name="T4">w</text:span><text:span text:style-name="T1">ã</text:span><text:span text:style-name="T4">̄ </text:span><text:span text:style-name="T1">́moõ̀ ]</text:span></text:p>
          </table:table-cell>
          <table:table-cell office:value-type="string">
            <text:p>/ ͂uabo/</text:p>
          </table:table-cell>
        </table:table-row>
        <table:table-row table:style-name="ro4">
          <table:table-cell office:value-type="string">
            <text:p>him</text:p>
          </table:table-cell>
          <table:table-cell office:value-type="string">
            <text:p>[ kɨ ͂ ]</text:p>
          </table:table-cell>
          <table:table-cell office:value-type="string">
            <text:p>/ ͂kɨ/</text:p>
          </table:table-cell>
        </table:table-row>
        <table:table-row table:style-name="ro4">
          <table:table-cell office:value-type="string">
            <text:p>head</text:p>
          </table:table-cell>
          <table:table-cell office:value-type="string">
            <text:p>[ dɨ ̄ˈpóuwɨ̀ ]</text:p>
          </table:table-cell>
          <table:table-cell office:value-type="string">
            <text:p>/dɨpo-uɨ/</text:p>
          </table:table-cell>
        </table:table-row>
        <table:table-row table:style-name="ro4">
          <table:table-cell office:value-type="string">
            <text:p>hear</text:p>
          </table:table-cell>
          <table:table-cell office:value-type="string">
            <text:p>[ tɨ ̄ˈó- ]</text:p>
          </table:table-cell>
          <table:table-cell office:value-type="string">
            <text:p>/tɨo-/</text:p>
          </table:table-cell>
        </table:table-row>
        <table:table-row table:style-name="ro3">
          <table:table-cell office:value-type="string">
            <text:p>heart</text:p>
          </table:table-cell>
          <table:table-cell table:style-name="ce3" office:value-type="string">
            <text:p><text:span text:style-name="T1">[ ʝēˈɾíp</text:span><text:span text:style-name="T3">ũ</text:span><text:span text:style-name="T1">̄nã̀ ]</text:span></text:p>
          </table:table-cell>
          <table:table-cell office:value-type="string">
            <text:p>/ʝeri- ͂puda/</text:p>
          </table:table-cell>
        </table:table-row>
        <table:table-row table:style-name="ro3">
          <table:table-cell office:value-type="string">
            <text:p>heavy</text:p>
          </table:table-cell>
          <table:table-cell table:style-name="ce3" office:value-type="string">
            <text:p><text:span text:style-name="T1">[ n</text:span><text:span text:style-name="T3">ĩ </text:span><text:span text:style-name="T1">̄ˈkɨ ̃́ɾ ̃õ̀ ]</text:span></text:p>
          </table:table-cell>
          <table:table-cell office:value-type="string">
            <text:p>/ ͂dɨkɨ-ro/</text:p>
          </table:table-cell>
        </table:table-row>
        <table:table-row table:style-name="ro4">
          <table:table-cell office:value-type="string">
            <text:p>here</text:p>
          </table:table-cell>
          <table:table-cell office:value-type="string">
            <text:p>[ ˈã́nõ̀ ]</text:p>
          </table:table-cell>
          <table:table-cell office:value-type="string">
            <text:p>/ ͂ado/</text:p>
          </table:table-cell>
        </table:table-row>
        <table:table-row table:style-name="ro4">
          <table:table-cell office:value-type="string">
            <text:p>hit</text:p>
          </table:table-cell>
          <table:table-cell office:value-type="string">
            <text:p>[ ˈpá- ]</text:p>
          </table:table-cell>
          <table:table-cell office:value-type="string">
            <text:p>/pa-/</text:p>
          </table:table-cell>
        </table:table-row>
        <table:table-row table:style-name="ro4">
          <table:table-cell office:value-type="string">
            <text:p>hold</text:p>
          </table:table-cell>
          <table:table-cell office:value-type="string">
            <text:p>[ ˈɲe͂́- ]</text:p>
          </table:table-cell>
          <table:table-cell office:value-type="string">
            <text:p>/ ͂ʝe-/</text:p>
          </table:table-cell>
        </table:table-row>
        <table:table-row table:style-name="ro3">
          <table:table-cell office:value-type="string">
            <text:p>how?</text:p>
          </table:table-cell>
          <table:table-cell office:value-type="string">
            <text:p>[ dōːˈbbá̢j̡ɾò ]</text:p>
          </table:table-cell>
          <table:table-cell office:value-type="string">
            <text:p>/do-bairo/</text:p>
          </table:table-cell>
        </table:table-row>
        <table:table-row table:style-name="ro3">
          <table:table-cell office:value-type="string">
            <text:p>hunt</text:p>
          </table:table-cell>
          <table:table-cell table:style-name="ce9" office:value-type="string">
            <text:p><text:span text:style-name="T1">[ m</text:span><text:span text:style-name="T3">ã</text:span><text:span text:style-name="T1">̄ˈkã́ɾ ̃</text:span><text:span text:style-name="T3">ĩ </text:span><text:span text:style-name="T1">̄k</text:span><text:span text:style-name="T3">ĩ </text:span><text:span text:style-name="T1">̄ˈ</text:span><text:span text:style-name="T3">u</text:span><text:span text:style-name="T7">w</text:span><text:span text:style-name="T3">á- ]</text:span></text:p>
          </table:table-cell>
          <table:table-cell office:value-type="string">
            <text:p>/ ͂baka-rɨkɨ ua/</text:p>
          </table:table-cell>
        </table:table-row>
        <table:table-row table:style-name="ro4">
          <table:table-cell office:value-type="string">
            <text:p>husband</text:p>
          </table:table-cell>
          <table:table-cell office:value-type="string">
            <text:p>[ ˈmã́nɨ ͂ ]</text:p>
          </table:table-cell>
          <table:table-cell office:value-type="string">
            <text:p>/ ͂badɨ/</text:p>
          </table:table-cell>
        </table:table-row>
        <table:table-row table:style-name="ro4">
          <table:table-cell office:value-type="string">
            <text:p>I</text:p>
          </table:table-cell>
          <table:table-cell office:value-type="string">
            <text:p>[ ʝɨː ]</text:p>
          </table:table-cell>
          <table:table-cell office:value-type="string">
            <text:p>/ʝɨ/</text:p>
          </table:table-cell>
        </table:table-row>
        <table:table-row table:style-name="ro4">
          <table:table-cell office:value-type="string">
            <text:p>if (cond)</text:p>
          </table:table-cell>
          <table:table-cell office:value-type="string">
            <text:p>[ -i ]</text:p>
          </table:table-cell>
          <table:table-cell office:value-type="string">
            <text:p>/-i/</text:p>
          </table:table-cell>
        </table:table-row>
        <table:table-row table:style-name="ro3">
          <table:table-cell office:value-type="string">
            <text:p>in</text:p>
          </table:table-cell>
          <table:table-cell table:style-name="ce4" office:value-type="string">
            <text:p><text:span text:style-name="T1">[ -ˈpúp</text:span><text:span text:style-name="T5">eà </text:span><text:span text:style-name="T1">], [ -p</text:span><text:span text:style-name="T4">w</text:span><text:span text:style-name="T1">ɨ̀ ]</text:span></text:p>
          </table:table-cell>
          <table:table-cell office:value-type="string">
            <text:p>/-pupea/, /-pɨ/</text:p>
          </table:table-cell>
        </table:table-row>
        <table:table-row table:style-name="ro3">
          <table:table-cell office:value-type="string">
            <text:p>kill</text:p>
          </table:table-cell>
          <table:table-cell table:style-name="ce3" office:value-type="string">
            <text:p><text:span text:style-name="T1">[ m</text:span><text:span text:style-name="T3">ã</text:span><text:span text:style-name="T1">̄ˈtʃẽ́ ]</text:span></text:p>
          </table:table-cell>
          <table:table-cell office:value-type="string">
            <text:p>/batʃe-/</text:p>
          </table:table-cell>
        </table:table-row>
        <table:table-row table:style-name="ro3">
          <table:table-cell office:value-type="string">
            <text:p>know</text:p>
          </table:table-cell>
          <table:table-cell table:style-name="ce3" office:value-type="string">
            <text:p><text:span text:style-name="T1">[ t</text:span><text:span text:style-name="T3">ī</text:span><text:span text:style-name="T1">mã́h̃</text:span><text:span text:style-name="T3">ĩ</text:span><text:span text:style-name="T1">-̄ ]</text:span></text:p>
          </table:table-cell>
          <table:table-cell office:value-type="string">
            <text:p>/ti- ͂bahi-/</text:p>
          </table:table-cell>
        </table:table-row>
        <table:table-row table:style-name="ro4">
          <table:table-cell office:value-type="string">
            <text:p>lake</text:p>
          </table:table-cell>
          <table:table-cell office:value-type="string">
            <text:p>[ -ˈtáɾà ]</text:p>
          </table:table-cell>
          <table:table-cell office:value-type="string">
            <text:p>/-tara/</text:p>
          </table:table-cell>
        </table:table-row>
        <table:table-row table:style-name="ro4">
          <table:table-cell office:value-type="string">
            <text:p>laugh</text:p>
          </table:table-cell>
          <table:table-cell office:value-type="string">
            <text:p>[ b̥ū’í- ]</text:p>
          </table:table-cell>
          <table:table-cell office:value-type="string">
            <text:p>/bui-/</text:p>
          </table:table-cell>
        </table:table-row>
        <table:table-row table:style-name="ro4">
          <table:table-cell office:value-type="string">
            <text:p>leaf</text:p>
          </table:table-cell>
          <table:table-cell office:value-type="string">
            <text:p>[ pū ]</text:p>
          </table:table-cell>
          <table:table-cell office:value-type="string">
            <text:p>/ ͂pu/</text:p>
          </table:table-cell>
        </table:table-row>
        <table:table-row table:style-name="ro3">
          <table:table-cell office:value-type="string">
            <text:p>left</text:p>
          </table:table-cell>
          <table:table-cell table:style-name="ce3" office:value-type="string">
            <text:p><text:span text:style-name="T1">[ </text:span><text:span text:style-name="T3">ã</text:span><text:span text:style-name="T1">̄ˈkṍn</text:span><text:span text:style-name="T3">ĩ </text:span><text:span text:style-name="T1">̄ɲã̀ ]</text:span></text:p>
          </table:table-cell>
          <table:table-cell office:value-type="string">
            <text:p>/ ͂akodiʝa/</text:p>
          </table:table-cell>
        </table:table-row>
        <table:table-row table:style-name="ro4">
          <table:table-cell office:value-type="string">
            <text:p>leg</text:p>
          </table:table-cell>
          <table:table-cell office:value-type="string">
            <text:p>[ ɨ ̄ˈtʃépwɨˌ̄tò̥ ]</text:p>
          </table:table-cell>
          <table:table-cell office:value-type="string">
            <text:p>/ɨtʃepɨto/</text:p>
          </table:table-cell>
        </table:table-row>
        <table:table-row table:style-name="ro4">
          <table:table-cell office:value-type="string">
            <text:p>lie down</text:p>
          </table:table-cell>
          <table:table-cell office:value-type="string">
            <text:p>[ ʝōhtʃágɨ̀ ]</text:p>
          </table:table-cell>
          <table:table-cell office:value-type="string">
            <text:p>/ʝotʃa-gɨ/</text:p>
          </table:table-cell>
        </table:table-row>
        <table:table-row table:style-name="ro4">
          <table:table-cell office:value-type="string">
            <text:p>live</text:p>
          </table:table-cell>
          <table:table-cell office:value-type="string">
            <text:p>[ kāˈtígɨ̀ ]</text:p>
          </table:table-cell>
          <table:table-cell office:value-type="string">
            <text:p>/kati-gɨ/</text:p>
          </table:table-cell>
        </table:table-row>
        <table:table-row table:style-name="ro4">
          <table:table-cell office:value-type="string">
            <text:p>liver</text:p>
          </table:table-cell>
          <table:table-cell office:value-type="string">
            <text:p>[ ˈɲe͂́me͂̀ ]</text:p>
          </table:table-cell>
          <table:table-cell office:value-type="string">
            <text:p>/ ͂ʝebe/</text:p>
          </table:table-cell>
        </table:table-row>
        <table:table-row table:style-name="ro3">
          <table:table-cell office:value-type="string">
            <text:p>long</text:p>
          </table:table-cell>
          <table:table-cell table:style-name="ce9" office:value-type="string">
            <text:p><text:span text:style-name="T1">[ </text:span><text:span text:style-name="T3">ĩ </text:span><text:span text:style-name="T1">̄ˈ</text:span><text:span text:style-name="T3">m</text:span><text:span text:style-name="T7">w</text:span><text:span text:style-name="T4">̄ </text:span><text:span text:style-name="T1">ɨ ̃ã́ɾ ̃õ̀ ], [ ʝōˈáɾì ]</text:span></text:p>
          </table:table-cell>
          <table:table-cell office:value-type="string">
            <text:p>/ ͂ɨbɨa-ro/ /ʝoa-ri/</text:p>
          </table:table-cell>
        </table:table-row>
        <table:table-row table:style-name="ro4">
          <table:table-cell office:value-type="string">
            <text:p>lice</text:p>
          </table:table-cell>
          <table:table-cell office:value-type="string">
            <text:p>[ ˈkíà ]</text:p>
          </table:table-cell>
          <table:table-cell office:value-type="string">
            <text:p>/kia/</text:p>
          </table:table-cell>
        </table:table-row>
        <table:table-row table:style-name="ro3">
          <table:table-cell office:value-type="string">
            <text:p>man</text:p>
          </table:table-cell>
          <table:table-cell table:style-name="ce6" office:value-type="string">
            <text:p><text:span text:style-name="T1">[ ˈɨ ͂́m</text:span><text:span text:style-name="T4">w̄</text:span><text:span text:style-name="T1">ɨ ͂̀ ]</text:span></text:p>
          </table:table-cell>
          <table:table-cell office:value-type="string">
            <text:p>/ ͂ɨbɨ/</text:p>
          </table:table-cell>
        </table:table-row>
        <table:table-row table:style-name="ro4">
          <table:table-cell office:value-type="string">
            <text:p>many</text:p>
          </table:table-cell>
          <table:table-cell office:value-type="string">
            <text:p>[ ˈpáɨ̀ ] [ ˈpáè ]</text:p>
          </table:table-cell>
          <table:table-cell office:value-type="string">
            <text:p>/paɨ/ /pae/</text:p>
          </table:table-cell>
        </table:table-row>
        <table:table-row table:style-name="ro4">
          <table:table-cell office:value-type="string">
            <text:p>meat</text:p>
          </table:table-cell>
          <table:table-cell office:value-type="string">
            <text:p>[ di ]</text:p>
          </table:table-cell>
          <table:table-cell office:value-type="string">
            <text:p>/di/</text:p>
          </table:table-cell>
        </table:table-row>
        <table:table-row table:style-name="ro4">
          <table:table-cell office:value-type="string">
            <text:p>mother</text:p>
          </table:table-cell>
          <table:table-cell office:value-type="string">
            <text:p>[ pàˈkó ]</text:p>
          </table:table-cell>
          <table:table-cell office:value-type="string">
            <text:p>/pak-o/</text:p>
          </table:table-cell>
        </table:table-row>
        <table:table-row table:style-name="ro3">
          <table:table-cell office:value-type="string">
            <text:p>mountain</text:p>
          </table:table-cell>
          <table:table-cell table:style-name="ce9" office:value-type="string">
            <text:p><text:span text:style-name="T1">[ </text:span><text:span text:style-name="T3">ĩ </text:span><text:span text:style-name="T1">ˈ ̄ t ã </text:span><text:span text:style-name="T4">ŋ</text:span><text:span text:style-name="T1">́ g ɨ ̀ ] , [ ˈbúɾò ]</text:span></text:p>
          </table:table-cell>
          <table:table-cell office:value-type="string">
            <text:p>/ɨ͂ta-gɨ/ /bu-ro/</text:p>
          </table:table-cell>
        </table:table-row>
        <table:table-row table:style-name="ro3">
          <table:table-cell office:value-type="string">
            <text:p>mouth</text:p>
          </table:table-cell>
          <table:table-cell table:style-name="ce6" office:value-type="string">
            <text:p><text:span text:style-name="T1">[ ɨ ̄ˈt</text:span><text:span text:style-name="T4">j</text:span><text:span text:style-name="T1">ʃéɾò ]</text:span></text:p>
          </table:table-cell>
          <table:table-cell office:value-type="string">
            <text:p>/ɨtʃe-ro/</text:p>
          </table:table-cell>
        </table:table-row>
        <table:table-row table:style-name="ro3">
          <table:table-cell office:value-type="string">
            <text:p>name</text:p>
          </table:table-cell>
          <table:table-cell table:style-name="ce6" office:value-type="string">
            <text:p><text:span text:style-name="T1">[ ˈu</text:span><text:span text:style-name="T4">̄w</text:span><text:span text:style-name="T1">ã</text:span><text:span text:style-name="T4">̄ </text:span><text:span text:style-name="T1">́me͂̀ ]</text:span></text:p>
          </table:table-cell>
          <table:table-cell office:value-type="string">
            <text:p>/ ͂uabe/</text:p>
          </table:table-cell>
        </table:table-row>
        <table:table-row table:style-name="ro4">
          <table:table-cell office:value-type="string">
            <text:p>narrow</text:p>
          </table:table-cell>
          <table:table-cell office:value-type="string">
            <text:p>[ bhɨ̢ ̡ēˈɾí- ]</text:p>
          </table:table-cell>
          <table:table-cell office:value-type="string">
            <text:p>/bɨeri-/</text:p>
          </table:table-cell>
        </table:table-row>
        <table:table-row table:style-name="ro3">
          <table:table-cell office:value-type="string">
            <text:p>near</text:p>
          </table:table-cell>
          <table:table-cell table:style-name="ce3" office:value-type="string">
            <text:p><text:span text:style-name="T1">[ pwɨ ̄ˈtóŋã̀ ], [ </text:span><text:span text:style-name="T3">ã</text:span><text:span text:style-name="T1">̄ˈnṍŋã̀ ]</text:span></text:p>
          </table:table-cell>
          <table:table-cell office:value-type="string">
            <text:p>/pɨto- g̃ a/, / ã do- ̃ga/</text:p>
          </table:table-cell>
        </table:table-row>
        <table:table-row table:style-name="ro3">
          <table:table-cell office:value-type="string">
            <text:p>neck</text:p>
          </table:table-cell>
          <table:table-cell table:style-name="ce9" office:value-type="string">
            <text:p><text:span text:style-name="T1">[ ũ</text:span><text:span text:style-name="T4">w</text:span><text:span text:style-name="T1">̄</text:span><text:span text:style-name="T3">ã</text:span><text:span text:style-name="T1">ˈ̄ m</text:span><text:span text:style-name="T4">w̄</text:span><text:span text:style-name="T1">ɨ ̃́ã̀ ]</text:span></text:p>
          </table:table-cell>
          <table:table-cell office:value-type="string">
            <text:p>/ ̃uabɨa/</text:p>
          </table:table-cell>
        </table:table-row>
        <table:table-row table:style-name="ro3">
          <table:table-cell office:value-type="string">
            <text:p>new</text:p>
          </table:table-cell>
          <table:table-cell table:style-name="ce3" office:value-type="string">
            <text:p><text:span text:style-name="T1">[ m</text:span><text:span text:style-name="T3">ã</text:span><text:span text:style-name="T1">̄ˈmã́ɾ ̃õ̀ ]</text:span></text:p>
          </table:table-cell>
          <table:table-cell office:value-type="string">
            <text:p>/ ̃baba-ro/</text:p>
          </table:table-cell>
        </table:table-row>
        <table:table-row table:style-name="ro4">
          <table:table-cell office:value-type="string">
            <text:p>night</text:p>
          </table:table-cell>
          <table:table-cell office:value-type="string">
            <text:p>[ ˈɲãḿ ı ̃̀ ]</text:p>
          </table:table-cell>
          <table:table-cell office:value-type="string">
            <text:p>/ ̃ʝabi/</text:p>
          </table:table-cell>
        </table:table-row>
        <table:table-row table:style-name="ro3">
          <table:table-cell office:value-type="string">
            <text:p>nose</text:p>
          </table:table-cell>
          <table:table-cell table:style-name="ce7" office:value-type="string">
            <text:p><text:span text:style-name="T1">[ ɨ ̃̀ˈk</text:span><text:span text:style-name="T5">ẽ̢ã̡́ </text:span><text:span text:style-name="T1">]</text:span></text:p>
          </table:table-cell>
          <table:table-cell table:style-name="ce7" office:value-type="string">
            <text:p><text:span text:style-name="T1">[ ɨ ̃̀ˈk</text:span><text:span text:style-name="T5">ẽ̢ã̡́ </text:span><text:span text:style-name="T1">]</text:span></text:p>
          </table:table-cell>
        </table:table-row>
        <table:table-row table:style-name="ro3">
          <table:table-cell office:value-type="string">
            <text:p>old</text:p>
          </table:table-cell>
          <table:table-cell office:value-type="string">
            <text:p>[ˈbɨ́kɨ̀]</text:p>
          </table:table-cell>
          <table:table-cell office:value-type="string">
            <text:p><text:s/>/bɨk-<text:span text:style-name="T10">ɨ</text:span>/</text:p>
          </table:table-cell>
        </table:table-row>
        <table:table-row table:style-name="ro3">
          <table:table-cell office:value-type="string">
            <text:p>one</text:p>
          </table:table-cell>
          <table:table-cell office:value-type="string">
            <text:p>[ ˈh̃ɨ ̃́kɨ ̃̀ ]</text:p>
          </table:table-cell>
          <table:table-cell office:value-type="string">
            <text:p>/ ̃hɨk-<text:span text:style-name="T11">ɨ</text:span>/</text:p>
          </table:table-cell>
        </table:table-row>
        <table:table-row table:style-name="ro4">
          <table:table-cell office:value-type="string">
            <text:p>other</text:p>
          </table:table-cell>
          <table:table-cell office:value-type="string">
            <text:p>[ˈãṕ ı̃̀] [ āˈpé- ]</text:p>
          </table:table-cell>
          <table:table-cell office:value-type="string">
            <text:p>/ãpi/ /ape-/</text:p>
          </table:table-cell>
        </table:table-row>
        <table:table-row table:style-name="ro3">
          <table:table-cell office:value-type="string">
            <text:p>person</text:p>
          </table:table-cell>
          <table:table-cell office:value-type="string">
            <text:p>[ bāˈsókɨ̀ ̥ ]</text:p>
          </table:table-cell>
          <table:table-cell office:value-type="string">
            <text:p>/batʃok-<text:span text:style-name="T11">ɨ</text:span>/</text:p>
          </table:table-cell>
        </table:table-row>
        <table:table-row table:style-name="ro4">
          <table:table-cell office:value-type="string">
            <text:p>play</text:p>
          </table:table-cell>
          <table:table-cell office:value-type="string">
            <text:p>[ ēˈppé- ]</text:p>
          </table:table-cell>
          <table:table-cell office:value-type="string">
            <text:p>/epe-/</text:p>
          </table:table-cell>
        </table:table-row>
        <table:table-row table:style-name="ro4">
          <table:table-cell office:value-type="string">
            <text:p>pull</text:p>
          </table:table-cell>
          <table:table-cell office:value-type="string">
            <text:p>[ thɨ ̄áˈpá- ]</text:p>
          </table:table-cell>
          <table:table-cell office:value-type="string">
            <text:p>/tɨapa-/</text:p>
          </table:table-cell>
        </table:table-row>
        <table:table-row table:style-name="ro3">
          <table:table-cell office:value-type="string">
            <text:p>push</text:p>
          </table:table-cell>
          <table:table-cell table:style-name="ce3" office:value-type="string">
            <text:p><text:span text:style-name="T1">[ t</text:span><text:span text:style-name="T3">ũ</text:span><text:span text:style-name="T1">̄ˈkõ̢ ̡ã́- ]</text:span></text:p>
          </table:table-cell>
          <table:table-cell office:value-type="string">
            <text:p>/ ̃tukoa-/</text:p>
          </table:table-cell>
        </table:table-row>
        <table:table-row table:style-name="ro4">
          <table:table-cell office:value-type="string">
            <text:p>rain</text:p>
          </table:table-cell>
          <table:table-cell office:value-type="string">
            <text:p>[ ˈókò pēˈáɾò ]</text:p>
          </table:table-cell>
          <table:table-cell office:value-type="string">
            <text:p>/oko pea-ro/</text:p>
          </table:table-cell>
        </table:table-row>
        <table:table-row table:style-name="ro3">
          <table:table-cell office:value-type="string">
            <text:p>red</text:p>
          </table:table-cell>
          <table:table-cell table:style-name="ce3" office:value-type="string">
            <text:p><text:span text:style-name="T1">[ h̃</text:span><text:span text:style-name="T3">õ</text:span><text:span text:style-name="T1">̄ˈã́ɾ ̃ẽ̀ ]</text:span></text:p>
          </table:table-cell>
          <table:table-cell office:value-type="string">
            <text:p>/ ̃hoa-re/</text:p>
          </table:table-cell>
        </table:table-row>
        <table:table-row table:style-name="ro4">
          <table:table-cell office:value-type="string">
            <text:p>right (true)</text:p>
          </table:table-cell>
          <table:table-cell office:value-type="string">
            <text:p>[ ˈã́ɲũ̀ ]</text:p>
          </table:table-cell>
          <table:table-cell office:value-type="string">
            <text:p>/ ̃aʝu/</text:p>
          </table:table-cell>
        </table:table-row>
        <table:table-row table:style-name="ro4">
          <table:table-cell office:value-type="string">
            <text:p>right (side)</text:p>
          </table:table-cell>
          <table:table-cell office:value-type="string">
            <text:p>[ dı ̄ˈáˈmã́kã̀ ]</text:p>
          </table:table-cell>
          <table:table-cell office:value-type="string">
            <text:p>/dia- ̃baka/</text:p>
          </table:table-cell>
        </table:table-row>
        <table:table-row table:style-name="ro4">
          <table:table-cell office:value-type="string">
            <text:p>river</text:p>
          </table:table-cell>
          <table:table-cell office:value-type="string">
            <text:p>[ ˈdíà ]</text:p>
          </table:table-cell>
          <table:table-cell office:value-type="string">
            <text:p>/dia/</text:p>
          </table:table-cell>
        </table:table-row>
        <table:table-row table:style-name="ro4">
          <table:table-cell office:value-type="string">
            <text:p>road</text:p>
          </table:table-cell>
          <table:table-cell office:value-type="string">
            <text:p>[ ˈmã́ã̀ ]</text:p>
          </table:table-cell>
          <table:table-cell office:value-type="string">
            <text:p>/ ̃ba/</text:p>
          </table:table-cell>
        </table:table-row>
        <table:table-row table:style-name="ro4">
          <table:table-cell office:value-type="string">
            <text:p>root</text:p>
          </table:table-cell>
          <table:table-cell office:value-type="string">
            <text:p>[ ˈnɨ ̃́kõ̀ ]</text:p>
          </table:table-cell>
          <table:table-cell office:value-type="string">
            <text:p>/dɨko/</text:p>
          </table:table-cell>
        </table:table-row>
        <table:table-row table:style-name="ro4">
          <table:table-cell office:value-type="string">
            <text:p>rope</text:p>
          </table:table-cell>
          <table:table-cell office:value-type="string">
            <text:p>[ -da ]</text:p>
          </table:table-cell>
          <table:table-cell office:value-type="string">
            <text:p>/-da/</text:p>
          </table:table-cell>
        </table:table-row>
        <table:table-row table:style-name="ro3">
          <table:table-cell office:value-type="string">
            <text:p>rotten</text:p>
          </table:table-cell>
          <table:table-cell office:value-type="string">
            <text:p>[ bōˈáɾò ]</text:p>
          </table:table-cell>
          <table:table-cell office:value-type="string">
            <text:p>/boa-ro/</text:p>
          </table:table-cell>
        </table:table-row>
        <table:table-row table:style-name="ro3">
          <table:table-cell office:value-type="string">
            <text:p>rub</text:p>
          </table:table-cell>
          <table:table-cell table:style-name="ce3" office:value-type="string">
            <text:p><text:span text:style-name="T1">[ h</text:span><text:span text:style-name="T3">ã</text:span><text:span text:style-name="T1">̄ˈkẽ́- ]</text:span></text:p>
          </table:table-cell>
          <table:table-cell office:value-type="string">
            <text:p>/ ̃hake-/</text:p>
          </table:table-cell>
        </table:table-row>
        <table:table-row table:style-name="ro4">
          <table:table-cell office:value-type="string">
            <text:p>salt</text:p>
          </table:table-cell>
          <table:table-cell office:value-type="string">
            <text:p>[ ˈmṍã̀ ]</text:p>
          </table:table-cell>
          <table:table-cell office:value-type="string">
            <text:p>/ ̃boa/</text:p>
          </table:table-cell>
        </table:table-row>
        <table:table-row table:style-name="ro4">
          <table:table-cell office:value-type="string">
            <text:p>sand</text:p>
          </table:table-cell>
          <table:table-cell office:value-type="string">
            <text:p>[ dı ̄ˈtátūˌpáɾì ]</text:p>
          </table:table-cell>
          <table:table-cell office:value-type="string">
            <text:p>/dita-tupa-ri/</text:p>
          </table:table-cell>
        </table:table-row>
        <table:table-row table:style-name="ro4">
          <table:table-cell office:value-type="string">
            <text:p>say</text:p>
          </table:table-cell>
          <table:table-cell office:value-type="string">
            <text:p>[ βēˈdé- ]</text:p>
          </table:table-cell>
          <table:table-cell office:value-type="string">
            <text:p>/uede-/</text:p>
          </table:table-cell>
        </table:table-row>
        <table:table-row table:style-name="ro6">
          <table:table-cell office:value-type="string">
            <text:p>scratch</text:p>
          </table:table-cell>
          <table:table-cell table:style-name="ce9" office:value-type="string">
            <text:p><text:span text:style-name="T1">[ u</text:span><text:span text:style-name="T4">w</text:span><text:span text:style-name="T1">̃ </text:span><text:span text:style-name="T3">ã</text:span><text:span text:style-name="T4">̄ </text:span><text:span text:style-name="T1">̄ˈkj ̃õ</text:span><text:span text:style-name="T8">́</text:span><text:span text:style-name="T1">- ]</text:span></text:p>
          </table:table-cell>
          <table:table-cell office:value-type="string">
            <text:p>/ ̃uakio-/</text:p>
          </table:table-cell>
        </table:table-row>
        <table:table-row table:style-name="ro6">
          <table:table-cell office:value-type="string">
            <text:p>see</text:p>
          </table:table-cell>
          <table:table-cell table:style-name="ce9" office:value-type="string">
            <text:p><text:span text:style-name="T1">[ </text:span><text:span text:style-name="T3">ĩ </text:span><text:span text:style-name="T8">̄</text:span><text:span text:style-name="T1">ɲã́- ]</text:span></text:p>
          </table:table-cell>
          <table:table-cell office:value-type="string">
            <text:p>/ ̃iʝa-/</text:p>
          </table:table-cell>
        </table:table-row>
        <table:table-row table:style-name="ro4">
          <table:table-cell office:value-type="string">
            <text:p>sew</text:p>
          </table:table-cell>
          <table:table-cell office:value-type="string">
            <text:p>[ ˈé- ]</text:p>
          </table:table-cell>
          <table:table-cell office:value-type="string">
            <text:p>/e-/</text:p>
          </table:table-cell>
        </table:table-row>
        <table:table-row table:style-name="ro3">
          <table:table-cell office:value-type="string">
            <text:p>sharp</text:p>
          </table:table-cell>
          <table:table-cell table:style-name="ce7" office:value-type="string">
            <text:p><text:span text:style-name="T1">[ ɨ ̄ˈtséʝ</text:span><text:span text:style-name="T5">ō̢a̡</text:span><text:span text:style-name="T1">ɾò ]</text:span></text:p>
          </table:table-cell>
          <table:table-cell office:value-type="string">
            <text:p>/ɨtʃeʝoa-ro/</text:p>
          </table:table-cell>
        </table:table-row>
        <table:table-row table:style-name="ro4">
          <table:table-cell office:value-type="string">
            <text:p>short</text:p>
          </table:table-cell>
          <table:table-cell office:value-type="string">
            <text:p>[ ʝēˈpáɾè ]</text:p>
          </table:table-cell>
          <table:table-cell office:value-type="string">
            <text:p>/ʝepa-re/</text:p>
          </table:table-cell>
        </table:table-row>
        <table:table-row table:style-name="ro4">
          <table:table-cell office:value-type="string">
            <text:p>sing</text:p>
          </table:table-cell>
          <table:table-cell office:value-type="string">
            <text:p>[ bāhtsá- ]</text:p>
          </table:table-cell>
          <table:table-cell office:value-type="string">
            <text:p>/batʃa-/</text:p>
          </table:table-cell>
        </table:table-row>
        <table:table-row table:style-name="ro4">
          <table:table-cell office:value-type="string">
            <text:p>sit</text:p>
          </table:table-cell>
          <table:table-cell office:value-type="string">
            <text:p>[ dūˈígɨ̀ ]</text:p>
          </table:table-cell>
          <table:table-cell office:value-type="string">
            <text:p>/dui-gɨ/</text:p>
          </table:table-cell>
        </table:table-row>
        <table:table-row table:style-name="ro4">
          <table:table-cell office:value-type="string">
            <text:p>skin</text:p>
          </table:table-cell>
          <table:table-cell office:value-type="string">
            <text:p>[ kāˈtʃéɾò ]</text:p>
          </table:table-cell>
          <table:table-cell office:value-type="string">
            <text:p>/katʃe-ro/</text:p>
          </table:table-cell>
        </table:table-row>
        <table:table-row table:style-name="ro6">
          <table:table-cell office:value-type="string">
            <text:p>sky</text:p>
          </table:table-cell>
          <table:table-cell table:style-name="ce6" office:value-type="string">
            <text:p><text:span text:style-name="T1">[ </text:span><text:span text:style-name="T9">ẽ</text:span><text:span text:style-name="T8">̄</text:span><text:span text:style-name="T1">ˈm</text:span><text:span text:style-name="T4">w</text:span><text:span text:style-name="T1">ɨ̄ β̃́ ēhè ], [</text:span><text:span text:style-name="T9">ẽ</text:span><text:span text:style-name="T1">ˈ</text:span><text:span text:style-name="T8">̄</text:span><text:span text:style-name="T1">mɨã̢ ̡̃́ɾ̃õ̀</text:span></text:p>
          </table:table-cell>
          <table:table-cell office:value-type="string">
            <text:p>/ ẽ bɨ-uehe/, / ̃ebɨa-ro/</text:p>
          </table:table-cell>
        </table:table-row>
        <table:table-row table:style-name="ro6">
          <table:table-cell office:value-type="string">
            <text:p>sleep</text:p>
          </table:table-cell>
          <table:table-cell table:style-name="ce9" office:value-type="string">
            <text:p><text:span text:style-name="T1">[ k</text:span><text:span text:style-name="T3">ã</text:span><text:span text:style-name="T1">ˈ</text:span><text:span text:style-name="T8">̄</text:span><text:span text:style-name="T1">nı́̃-]</text:span></text:p>
          </table:table-cell>
          <table:table-cell office:value-type="string">
            <text:p>/ k̃ adi-/</text:p>
          </table:table-cell>
        </table:table-row>
        <table:table-row table:style-name="ro3">
          <table:table-cell office:value-type="string">
            <text:p>small</text:p>
          </table:table-cell>
          <table:table-cell table:style-name="ce4" office:value-type="string">
            <text:p><text:span text:style-name="T1">[ ˈb</text:span><text:span text:style-name="T4">w</text:span><text:span text:style-name="T5">ɨ̢é̡</text:span><text:span text:style-name="T1">ˈgɨ ́ŋã̀ ]</text:span></text:p>
          </table:table-cell>
          <table:table-cell office:value-type="string">
            <text:p>/bɨegɨ- ̃ga/</text:p>
          </table:table-cell>
        </table:table-row>
        <table:table-row table:style-name="ro3">
          <table:table-cell office:value-type="string">
            <text:p>smell</text:p>
          </table:table-cell>
          <table:table-cell table:style-name="ce3" office:value-type="string">
            <text:p><text:span text:style-name="T1">[ ũ̃</text:span><text:span text:style-name="T3">ĩ </text:span><text:span text:style-name="T1">̄ˈnı ̃́- ]</text:span></text:p>
          </table:table-cell>
          <table:table-cell office:value-type="string">
            <text:p>/ ̃uidi-/</text:p>
          </table:table-cell>
        </table:table-row>
        <table:table-row table:style-name="ro4">
          <table:table-cell office:value-type="string">
            <text:p>smoke</text:p>
          </table:table-cell>
          <table:table-cell office:value-type="string">
            <text:p>[ ˈɨ ̃́mẽ̀ ]</text:p>
          </table:table-cell>
          <table:table-cell office:value-type="string">
            <text:p>/ ̃ɨbe/</text:p>
          </table:table-cell>
        </table:table-row>
        <table:table-row table:style-name="ro4">
          <table:table-cell office:value-type="string">
            <text:p>smooth</text:p>
          </table:table-cell>
          <table:table-cell office:value-type="string">
            <text:p>[ hı ̄ˈpíɾò ]</text:p>
          </table:table-cell>
          <table:table-cell office:value-type="string">
            <text:p>/hipi-ro/</text:p>
          </table:table-cell>
        </table:table-row>
        <table:table-row table:style-name="ro4">
          <table:table-cell office:value-type="string">
            <text:p>snake</text:p>
          </table:table-cell>
          <table:table-cell office:value-type="string">
            <text:p>[ ˈã́ɲã̀ ]</text:p>
          </table:table-cell>
          <table:table-cell office:value-type="string">
            <text:p>/ ̃aʝa/</text:p>
          </table:table-cell>
        </table:table-row>
        <table:table-row table:style-name="ro4">
          <table:table-cell office:value-type="string">
            <text:p>some</text:p>
          </table:table-cell>
          <table:table-cell office:value-type="string">
            <text:p>[ ˈh̃ɨ ̃́kɨ ̃̀ ]</text:p>
          </table:table-cell>
          <table:table-cell office:value-type="string">
            <text:p>/ ̃hɨk-ɨ/</text:p>
          </table:table-cell>
        </table:table-row>
        <table:table-row table:style-name="ro4">
          <table:table-cell office:value-type="string">
            <text:p>spit</text:p>
          </table:table-cell>
          <table:table-cell office:value-type="string">
            <text:p>[ ɨ ̄ˈtʃékò ]</text:p>
          </table:table-cell>
          <table:table-cell office:value-type="string">
            <text:p>/ɨtʃeko/</text:p>
          </table:table-cell>
        </table:table-row>
        <table:table-row table:style-name="ro3">
          <table:table-cell office:value-type="string">
            <text:p>split</text:p>
          </table:table-cell>
          <table:table-cell table:style-name="ce6" office:value-type="string">
            <text:p><text:span text:style-name="T1">[ pāu</text:span><text:span text:style-name="T4">w</text:span><text:span text:style-name="T1">á- ]</text:span></text:p>
          </table:table-cell>
          <table:table-cell office:value-type="string">
            <text:p>/paua-/</text:p>
          </table:table-cell>
        </table:table-row>
        <table:table-row table:style-name="ro4">
          <table:table-cell office:value-type="string">
            <text:p>squeeze</text:p>
          </table:table-cell>
          <table:table-cell office:value-type="string">
            <text:p>[ bı ̄ʝó- ]</text:p>
          </table:table-cell>
          <table:table-cell office:value-type="string">
            <text:p>/biʝo-/</text:p>
          </table:table-cell>
        </table:table-row>
        <table:table-row table:style-name="ro4">
          <table:table-cell office:value-type="string">
            <text:p>stab</text:p>
          </table:table-cell>
          <table:table-cell office:value-type="string">
            <text:p>[ koˈ̄ pétı ̄- ], [ koˈ̄ péɾı ˌ̄ tí- ]</text:p>
          </table:table-cell>
          <table:table-cell office:value-type="string">
            <text:p>/kope-ti-/, /kope-ri-ti-/</text:p>
          </table:table-cell>
        </table:table-row>
        <table:table-row table:style-name="ro3">
          <table:table-cell office:value-type="string">
            <text:p>stand</text:p>
          </table:table-cell>
          <table:table-cell table:style-name="ce3" office:value-type="string">
            <text:p><text:span text:style-name="T1">[ɲ</text:span><text:span text:style-name="T3">ũ</text:span><text:span text:style-name="T1">ˈ̄kṹ-]</text:span></text:p>
          </table:table-cell>
          <table:table-cell office:value-type="string">
            <text:p>/ ʝ̃uku-/</text:p>
          </table:table-cell>
        </table:table-row>
        <table:table-row table:style-name="ro3">
          <table:table-cell office:value-type="string">
            <text:p>star</text:p>
          </table:table-cell>
          <table:table-cell table:style-name="ce9" office:value-type="string">
            <text:p><text:span text:style-name="T1">[ ɲ</text:span><text:span text:style-name="T3">õ</text:span><text:span text:style-name="T1">ˈ̄ kõã̢ ̡́ũ</text:span><text:span text:style-name="T4">w</text:span><text:span text:style-name="T1">̄ɨ ̃̀ ]</text:span></text:p>
          </table:table-cell>
          <table:table-cell office:value-type="string">
            <text:p>/ ̃ʝokoa-uɨ/</text:p>
          </table:table-cell>
        </table:table-row>
        <table:table-row table:style-name="ro4">
          <table:table-cell office:value-type="string">
            <text:p>stick</text:p>
          </table:table-cell>
          <table:table-cell office:value-type="string">
            <text:p>[ ʝūˈkɨ ́dɨ ̄ˌkḁ̀ ]</text:p>
          </table:table-cell>
          <table:table-cell office:value-type="string">
            <text:p>/ʝukɨ-dɨka/</text:p>
          </table:table-cell>
        </table:table-row>
        <table:table-row table:style-name="ro3">
          <table:table-cell office:value-type="string">
            <text:p>stone</text:p>
          </table:table-cell>
          <table:table-cell table:style-name="ce3" office:value-type="string">
            <text:p><text:span text:style-name="T1">[ </text:span><text:span text:style-name="T3">ĩ </text:span><text:span text:style-name="T1">̄ˈtã́pè ]</text:span></text:p>
          </table:table-cell>
          <table:table-cell office:value-type="string">
            <text:p>/ ̃ɨta-pe/</text:p>
          </table:table-cell>
        </table:table-row>
        <table:table-row table:style-name="ro3">
          <table:table-cell office:value-type="string">
            <text:p>straight</text:p>
          </table:table-cell>
          <table:table-cell table:style-name="ce3" office:value-type="string">
            <text:p><text:span text:style-name="T1">[ dı ̄ˈámã́k</text:span><text:span text:style-name="T3">ã</text:span><text:span text:style-name="T1">̄- ]</text:span></text:p>
          </table:table-cell>
          <table:table-cell office:value-type="string">
            <text:p>/dia- ̃baka-/</text:p>
          </table:table-cell>
        </table:table-row>
        <table:table-row table:style-name="ro3">
          <table:table-cell office:value-type="string">
            <text:p>suck</text:p>
          </table:table-cell>
          <table:table-cell table:style-name="ce3" office:value-type="string">
            <text:p><text:span text:style-name="T1">[ </text:span><text:span text:style-name="T3">ũ</text:span><text:span text:style-name="T1">̄ˈpṹ- ]</text:span></text:p>
          </table:table-cell>
          <table:table-cell office:value-type="string">
            <text:p>/ ̃upu-/</text:p>
          </table:table-cell>
        </table:table-row>
        <table:table-row table:style-name="ro3">
          <table:table-cell office:value-type="string">
            <text:p>Sun</text:p>
          </table:table-cell>
          <table:table-cell table:style-name="ce9" office:value-type="string">
            <text:p><text:span text:style-name="T1">[ m</text:span><text:span text:style-name="T3">ũ</text:span><text:span text:style-name="T1">̄ˈı ̃́p</text:span><text:span text:style-name="T4">w</text:span><text:span text:style-name="T3">ĩ</text:span><text:span text:style-name="T4">̄ </text:span><text:span text:style-name="T1">m</text:span><text:span text:style-name="T3">ã</text:span><text:span text:style-name="T1">̄ˈkɨ ̃̀ ]</text:span></text:p>
          </table:table-cell>
          <table:table-cell office:value-type="string">
            <text:p>/ ̃buipɨ bɨreko ̃bak-ɨ/</text:p>
          </table:table-cell>
        </table:table-row>
        <table:table-row table:style-name="ro4">
          <table:table-cell office:value-type="string">
            <text:p>swell</text:p>
          </table:table-cell>
          <table:table-cell office:value-type="string">
            <text:p>[ bı ̄ˈpí- ]</text:p>
          </table:table-cell>
          <table:table-cell office:value-type="string">
            <text:p>/bipi-/</text:p>
          </table:table-cell>
        </table:table-row>
        <table:table-row table:style-name="ro4">
          <table:table-cell office:value-type="string">
            <text:p>swim</text:p>
          </table:table-cell>
          <table:table-cell office:value-type="string">
            <text:p>[ ˈbá- ]</text:p>
          </table:table-cell>
          <table:table-cell office:value-type="string">
            <text:p>/ba/</text:p>
          </table:table-cell>
        </table:table-row>
        <table:table-row table:style-name="ro4">
          <table:table-cell office:value-type="string">
            <text:p>tail</text:p>
          </table:table-cell>
          <table:table-cell office:value-type="string">
            <text:p>[ ˈpı ̃́kõ̀ ]</text:p>
          </table:table-cell>
          <table:table-cell office:value-type="string">
            <text:p>/ ̃piko/</text:p>
          </table:table-cell>
        </table:table-row>
        <table:table-row table:style-name="ro4">
          <table:table-cell office:value-type="string">
            <text:p>there</text:p>
          </table:table-cell>
          <table:table-cell office:value-type="string">
            <text:p>[ õ ]</text:p>
          </table:table-cell>
          <table:table-cell office:value-type="string">
            <text:p>/ ̃o/</text:p>
          </table:table-cell>
        </table:table-row>
        <table:table-row table:style-name="ro4">
          <table:table-cell office:value-type="string">
            <text:p>they</text:p>
          </table:table-cell>
          <table:table-cell office:value-type="string">
            <text:p>[ ˈkɨ ̃́h̃ã̀ ]</text:p>
          </table:table-cell>
          <table:table-cell office:value-type="string">
            <text:p>/ ̃kɨ-ha/</text:p>
          </table:table-cell>
        </table:table-row>
        <table:table-row table:style-name="ro4">
          <table:table-cell office:value-type="string">
            <text:p>thick</text:p>
          </table:table-cell>
          <table:table-cell office:value-type="string">
            <text:p>[ páˈígɨ̀ ]</text:p>
          </table:table-cell>
          <table:table-cell office:value-type="string">
            <text:p>/pai-gɨ/</text:p>
          </table:table-cell>
        </table:table-row>
        <table:table-row table:style-name="ro3">
          <table:table-cell office:value-type="string">
            <text:p>thin</text:p>
          </table:table-cell>
          <table:table-cell table:style-name="ce6" office:value-type="string">
            <text:p><text:span text:style-name="T1">[ bh</text:span><text:span text:style-name="T4">w</text:span><text:span text:style-name="T1">ɨ ́éˈgɨ ́ŋã̀ ]</text:span></text:p>
          </table:table-cell>
          <table:table-cell office:value-type="string">
            <text:p>/bɨe-gɨ- g̃ a/</text:p>
          </table:table-cell>
        </table:table-row>
        <table:table-row table:style-name="ro3">
          <table:table-cell office:value-type="string">
            <text:p>think</text:p>
          </table:table-cell>
          <table:table-cell table:style-name="ce7" office:value-type="string">
            <text:p><text:span text:style-name="T1">[ tɨ ̄g</text:span><text:span text:style-name="T5">ō̢j</text:span><text:span text:style-name="T1">ˈ</text:span><text:span text:style-name="T5">̡ </text:span><text:span text:style-name="T1">ɲã́- ]</text:span></text:p>
          </table:table-cell>
          <table:table-cell office:value-type="string">
            <text:p>/tigoi- ̃ʝa-/</text:p>
          </table:table-cell>
        </table:table-row>
        <table:table-row table:style-name="ro4">
          <table:table-cell office:value-type="string">
            <text:p>this</text:p>
          </table:table-cell>
          <table:table-cell office:value-type="string">
            <text:p>[ aˈ̄ tí- ]</text:p>
          </table:table-cell>
          <table:table-cell office:value-type="string">
            <text:p>/ati-/</text:p>
          </table:table-cell>
        </table:table-row>
        <table:table-row table:style-name="ro3">
          <table:table-cell office:value-type="string">
            <text:p>thou</text:p>
          </table:table-cell>
          <table:table-cell table:style-name="ce6" office:value-type="string">
            <text:p><text:span text:style-name="T1">[ m</text:span><text:span text:style-name="T4">w̄</text:span><text:span text:style-name="T1">ɨ ̃ ]</text:span></text:p>
          </table:table-cell>
          <table:table-cell office:value-type="string">
            <text:p>/ b̃ ɨ /</text:p>
          </table:table-cell>
        </table:table-row>
        <table:table-row table:style-name="ro3">
          <table:table-cell office:value-type="string">
            <text:p>three</text:p>
          </table:table-cell>
          <table:table-cell table:style-name="ce7" office:value-type="string">
            <text:p><text:span text:style-name="T1">[ ı ̄ ˈt</text:span><text:span text:style-name="T5">j̢a</text:span><text:span text:style-name="T1">̡- ]</text:span></text:p>
          </table:table-cell>
          <table:table-cell office:value-type="string">
            <text:p>/itia-/</text:p>
          </table:table-cell>
        </table:table-row>
        <table:table-row table:style-name="ro3">
          <table:table-cell office:value-type="string">
            <text:p>throw</text:p>
          </table:table-cell>
          <table:table-cell table:style-name="ce3" office:value-type="string">
            <text:p><text:span text:style-name="T1">[ pı ̄ˈóh̃ã́- ] [ ˈpóh̃</text:span><text:span text:style-name="T3">ã</text:span><text:span text:style-name="T1">̄- ]</text:span></text:p>
          </table:table-cell>
          <table:table-cell office:value-type="string">
            <text:p>/pio- h̃ a-/, /po- ̃ha-/</text:p>
          </table:table-cell>
        </table:table-row>
        <table:table-row table:style-name="ro4">
          <table:table-cell office:value-type="string">
            <text:p>tie</text:p>
          </table:table-cell>
          <table:table-cell office:value-type="string">
            <text:p>[ hı ̄á- ]</text:p>
          </table:table-cell>
          <table:table-cell office:value-type="string">
            <text:p>/hia-/</text:p>
          </table:table-cell>
        </table:table-row>
        <table:table-row table:style-name="ro3">
          <table:table-cell office:value-type="string">
            <text:p>tongue</text:p>
          </table:table-cell>
          <table:table-cell table:style-name="ce3" office:value-type="string">
            <text:p><text:span text:style-name="T1">[ ɲ</text:span><text:span text:style-name="T3">ẽ</text:span><text:span text:style-name="T1">̄ˈmẽ́ɾ ̃õ̀ ]</text:span></text:p>
          </table:table-cell>
          <table:table-cell office:value-type="string">
            <text:p>/ ̃ʝebe-ro/</text:p>
          </table:table-cell>
        </table:table-row>
        <table:table-row table:style-name="ro4">
          <table:table-cell office:value-type="string">
            <text:p>tooth</text:p>
          </table:table-cell>
          <table:table-cell office:value-type="string">
            <text:p>[ ōˈpígà ]</text:p>
          </table:table-cell>
          <table:table-cell office:value-type="string">
            <text:p>/opi-ga/</text:p>
          </table:table-cell>
        </table:table-row>
        <table:table-row table:style-name="ro4">
          <table:table-cell office:value-type="string">
            <text:p>tree</text:p>
          </table:table-cell>
          <table:table-cell office:value-type="string">
            <text:p>[ ʝūˈkɨ ́gɨ̀ ]</text:p>
          </table:table-cell>
          <table:table-cell office:value-type="string">
            <text:p>/ʝukɨ-gɨ/</text:p>
          </table:table-cell>
        </table:table-row>
        <table:table-row table:style-name="ro3">
          <table:table-cell office:value-type="string">
            <text:p>turn</text:p>
          </table:table-cell>
          <table:table-cell table:style-name="ce3" office:value-type="string">
            <text:p><text:span text:style-name="T1">[ k</text:span><text:span text:style-name="T3">ã</text:span><text:span text:style-name="T1">̄ˈmẽ́hōˈdé- ]</text:span></text:p>
          </table:table-cell>
          <table:table-cell office:value-type="string">
            <text:p>/ ̃kabe-hode-/</text:p>
          </table:table-cell>
        </table:table-row>
        <table:table-row table:style-name="ro3">
          <table:table-cell office:value-type="string">
            <text:p>two</text:p>
          </table:table-cell>
          <table:table-cell table:style-name="ce6" office:value-type="string">
            <text:p><text:span text:style-name="T1">[ ph</text:span><text:span text:style-name="T4">w</text:span><text:span text:style-name="T1">ɨ ̄ˈá- ]</text:span></text:p>
          </table:table-cell>
          <table:table-cell office:value-type="string">
            <text:p>/pɨa-/</text:p>
          </table:table-cell>
        </table:table-row>
        <table:table-row table:style-name="ro3">
          <table:table-cell office:value-type="string">
            <text:p>vomit</text:p>
          </table:table-cell>
          <table:table-cell table:style-name="ce6" office:value-type="string">
            <text:p><text:span text:style-name="T1">[ ɨ ̄ˈ</text:span><text:span text:style-name="T4">t</text:span><text:span text:style-name="T1">ʃo̢át̡ ı ̄- ]</text:span></text:p>
          </table:table-cell>
          <table:table-cell office:value-type="string">
            <text:p>/ɨtʃoati-/</text:p>
          </table:table-cell>
        </table:table-row>
        <table:table-row table:style-name="ro3">
          <table:table-cell office:value-type="string">
            <text:p>walk</text:p>
          </table:table-cell>
          <table:table-cell table:style-name="ce6" office:value-type="string">
            <text:p><text:span text:style-name="T1">[ ˈu</text:span><text:span text:style-name="T4">w</text:span><text:span text:style-name="T1">á- ]</text:span></text:p>
          </table:table-cell>
          <table:table-cell office:value-type="string">
            <text:p>/ua-/</text:p>
          </table:table-cell>
        </table:table-row>
        <table:table-row table:style-name="ro4">
          <table:table-cell office:value-type="string">
            <text:p>warm</text:p>
          </table:table-cell>
          <table:table-cell office:value-type="string">
            <text:p>[ āˈtjʃíɾò ]</text:p>
          </table:table-cell>
          <table:table-cell office:value-type="string">
            <text:p>/atʃi-ro/</text:p>
          </table:table-cell>
        </table:table-row>
        <table:table-row table:style-name="ro3">
          <table:table-cell office:value-type="string">
            <text:p>wash</text:p>
          </table:table-cell>
          <table:table-cell table:style-name="ce6" office:value-type="string">
            <text:p><text:span text:style-name="T1">[ ko</text:span><text:span text:style-name="T4">t</text:span><text:span text:style-name="T1">̄ tsé- ]</text:span></text:p>
          </table:table-cell>
          <table:table-cell office:value-type="string">
            <text:p>/kotʃe-/</text:p>
          </table:table-cell>
        </table:table-row>
        <table:table-row table:style-name="ro4">
          <table:table-cell office:value-type="string">
            <text:p>water</text:p>
          </table:table-cell>
          <table:table-cell office:value-type="string">
            <text:p>[ ˈókò ]</text:p>
          </table:table-cell>
          <table:table-cell office:value-type="string">
            <text:p>/oko/</text:p>
          </table:table-cell>
        </table:table-row>
        <table:table-row table:style-name="ro4">
          <table:table-cell office:value-type="string">
            <text:p>we.INCL</text:p>
          </table:table-cell>
          <table:table-cell office:value-type="string">
            <text:p>[ˈmã́ɾı̃̀̃] </text:p>
          </table:table-cell>
          <table:table-cell office:value-type="string">
            <text:p>/ ̃bari/ </text:p>
          </table:table-cell>
        </table:table-row>
        <table:table-row table:style-name="ro4">
          <table:table-cell office:value-type="string">
            <text:p>we.EXCL</text:p>
          </table:table-cell>
          <table:table-cell office:value-type="string">
            <text:p>[ ˈɨ ̃́tʃã̀ ]</text:p>
          </table:table-cell>
          <table:table-cell office:value-type="string">
            <text:p>/ ̃ɨtʃa/</text:p>
          </table:table-cell>
        </table:table-row>
        <table:table-row table:style-name="ro4">
          <table:table-cell office:value-type="string">
            <text:p>wet</text:p>
          </table:table-cell>
          <table:table-cell office:value-type="string">
            <text:p>[ ˈpúgɨ̀ ]</text:p>
          </table:table-cell>
          <table:table-cell office:value-type="string">
            <text:p>/pu-gɨ/</text:p>
          </table:table-cell>
        </table:table-row>
        <table:table-row table:style-name="ro4">
          <table:table-cell office:value-type="string">
            <text:p>what?</text:p>
          </table:table-cell>
          <table:table-cell office:value-type="string">
            <text:p>[ ɲẽ ]</text:p>
          </table:table-cell>
          <table:table-cell office:value-type="string">
            <text:p>/ ̃ʝe/</text:p>
          </table:table-cell>
        </table:table-row>
        <table:table-row table:style-name="ro3">
          <table:table-cell office:value-type="string">
            <text:p>when?</text:p>
          </table:table-cell>
          <table:table-cell table:style-name="ce3" office:value-type="string">
            <text:p><text:span text:style-name="T1">[ n</text:span><text:span text:style-name="T3">õ</text:span><text:span text:style-name="T1">̄ˈkápwɨ̀ ]</text:span></text:p>
          </table:table-cell>
          <table:table-cell office:value-type="string">
            <text:p>/ ̃do-ka-pɨ/</text:p>
          </table:table-cell>
        </table:table-row>
        <table:table-row table:style-name="ro3">
          <table:table-cell office:value-type="string">
            <text:p>where?</text:p>
          </table:table-cell>
          <table:table-cell table:style-name="ce6" office:value-type="string">
            <text:p><text:span text:style-name="T1">[ ˈnṍp</text:span><text:span text:style-name="T4">w</text:span><text:span text:style-name="T1">ɨ</text:span><text:span text:style-name="T4">̄ </text:span><text:span text:style-name="T1">̃̀ ]</text:span></text:p>
          </table:table-cell>
          <table:table-cell office:value-type="string">
            <text:p>/ d̃ o-pɨ/</text:p>
          </table:table-cell>
        </table:table-row>
        <table:table-row table:style-name="ro4">
          <table:table-cell office:value-type="string">
            <text:p>white</text:p>
          </table:table-cell>
          <table:table-cell office:value-type="string">
            <text:p>[ bōˈtíɾè ]</text:p>
          </table:table-cell>
          <table:table-cell office:value-type="string">
            <text:p>/boti-re/</text:p>
          </table:table-cell>
        </table:table-row>
        <table:table-row table:style-name="ro4">
          <table:table-cell office:value-type="string">
            <text:p>who?</text:p>
          </table:table-cell>
          <table:table-cell office:value-type="string">
            <text:p>[ ˈnṍã̀ ]</text:p>
          </table:table-cell>
          <table:table-cell office:value-type="string">
            <text:p>/ ̃doa/</text:p>
          </table:table-cell>
        </table:table-row>
        <table:table-row table:style-name="ro3">
          <table:table-cell office:value-type="string">
            <text:p>wide</text:p>
          </table:table-cell>
          <table:table-cell table:style-name="ce7" office:value-type="string">
            <text:p><text:span text:style-name="T1">[ ˈp</text:span><text:span text:style-name="T5">á̢j̡</text:span><text:span text:style-name="T1">ɾò ], [ ēˈtʃáɾ</text:span><text:span text:style-name="T3">i </text:span><text:span text:style-name="T1">̄- ]</text:span></text:p>
          </table:table-cell>
          <table:table-cell office:value-type="string">
            <text:p>/pai-ro/, /etʃa-ri-/</text:p>
          </table:table-cell>
        </table:table-row>
        <table:table-row table:style-name="ro4">
          <table:table-cell office:value-type="string">
            <text:p>wife</text:p>
          </table:table-cell>
          <table:table-cell office:value-type="string">
            <text:p>[ ˈnɨ ̃́mõ̀ ]</text:p>
          </table:table-cell>
          <table:table-cell office:value-type="string">
            <text:p>/ ̃dibo/</text:p>
          </table:table-cell>
        </table:table-row>
        <table:table-row table:style-name="ro4">
          <table:table-cell office:value-type="string">
            <text:p>wind</text:p>
          </table:table-cell>
          <table:table-cell office:value-type="string">
            <text:p>[ ˈũı ̃́nõ̀ ]</text:p>
          </table:table-cell>
          <table:table-cell office:value-type="string">
            <text:p>/ ̃uido/</text:p>
          </table:table-cell>
        </table:table-row>
        <table:table-row table:style-name="ro4">
          <table:table-cell office:value-type="string">
            <text:p>wing</text:p>
          </table:table-cell>
          <table:table-cell office:value-type="string">
            <text:p>[ kéˈɾípwɨ̀ ]</text:p>
          </table:table-cell>
          <table:table-cell office:value-type="string">
            <text:p>/keripɨ/</text:p>
          </table:table-cell>
        </table:table-row>
        <table:table-row table:style-name="ro3">
          <table:table-cell office:value-type="string">
            <text:p>wipe</text:p>
          </table:table-cell>
          <table:table-cell table:style-name="ce7" office:value-type="string">
            <text:p><text:span text:style-name="T1">/pāˈk</text:span><text:span text:style-name="T5">oá̢ ̡</text:span><text:span text:style-name="T1">-/</text:span></text:p>
          </table:table-cell>
          <table:table-cell office:value-type="string">
            <text:p>/pakoa-/</text:p>
          </table:table-cell>
        </table:table-row>
        <table:table-row table:style-name="ro3">
          <table:table-cell office:value-type="string">
            <text:p>with</text:p>
          </table:table-cell>
          <table:table-cell table:style-name="ce3" office:value-type="string">
            <text:p><text:span text:style-name="T1">[ -m</text:span><text:span text:style-name="T3">ẽ</text:span><text:span text:style-name="T1">̄ˈnã ]</text:span></text:p>
          </table:table-cell>
          <table:table-cell office:value-type="string">
            <text:p>/ ̃beda/</text:p>
          </table:table-cell>
        </table:table-row>
        <table:table-row table:style-name="ro3">
          <table:table-cell office:value-type="string">
            <text:p>women</text:p>
          </table:table-cell>
          <table:table-cell table:style-name="ce10" office:value-type="string">
            <text:p><text:span text:style-name="T1">[ nõ̀ˈ</text:span><text:span text:style-name="T5">mj ̢̃o</text:span><text:span text:style-name="T1">̡̃́ ], [ nõ̀ˈmj ̢̃ṍ̡ ]</text:span></text:p>
          </table:table-cell>
          <table:table-cell office:value-type="string">
            <text:p>/ ̃dobi-o/</text:p>
          </table:table-cell>
        </table:table-row>
        <table:table-row table:style-name="ro3">
          <table:table-cell office:value-type="string">
            <text:p>wood</text:p>
          </table:table-cell>
          <table:table-cell table:style-name="ce3" office:value-type="string">
            <text:p><text:span text:style-name="T1">[ m</text:span><text:span text:style-name="T3">ã</text:span><text:span text:style-name="T1">̄ˈkãɾ́ ɨˌk̃ ɨ̀ ]</text:span></text:p>
          </table:table-cell>
          <table:table-cell office:value-type="string">
            <text:p>/ ̃baka-rɨkɨ/</text:p>
          </table:table-cell>
        </table:table-row>
        <table:table-row table:style-name="ro4">
          <table:table-cell office:value-type="string">
            <text:p>worm</text:p>
          </table:table-cell>
          <table:table-cell office:value-type="string">
            <text:p>[ beˈ̄ kóà ]</text:p>
          </table:table-cell>
          <table:table-cell office:value-type="string">
            <text:p>/bekoa/</text:p>
          </table:table-cell>
        </table:table-row>
        <table:table-row table:style-name="ro3">
          <table:table-cell office:value-type="string">
            <text:p>you</text:p>
          </table:table-cell>
          <table:table-cell table:style-name="ce6" office:value-type="string">
            <text:p><text:span text:style-name="T1">[ˈm</text:span><text:span text:style-name="T4">w̄</text:span><text:span text:style-name="T1">ɨh̃́̃ã̀]</text:span></text:p>
          </table:table-cell>
          <table:table-cell office:value-type="string">
            <text:p>/ ̃bɨ-<text:span text:style-name="T10">ha</text:span>/</text:p>
          </table:table-cell>
        </table:table-row>
        <table:table-row table:style-name="ro4">
          <table:table-cell office:value-type="string">
            <text:p>year</text:p>
          </table:table-cell>
          <table:table-cell office:value-type="string">
            <text:p>[ˈkɨ́̃mã̀]</text:p>
          </table:table-cell>
          <table:table-cell office:value-type="string">
            <text:p>/ ̃kɨba/</text:p>
          </table:table-cell>
        </table:table-row>
        <table:table-row table:style-name="ro3">
          <table:table-cell office:value-type="string">
            <text:p>yellow</text:p>
          </table:table-cell>
          <table:table-cell table:style-name="ce3" office:value-type="string">
            <text:p><text:span text:style-name="T1">[ h</text:span><text:span text:style-name="T3">õ</text:span><text:span text:style-name="T1">̃ ̄ˈã́ɾ ̃ẽ̀ ]</text:span></text:p>
          </table:table-cell>
          <table:table-cell office:value-type="string">
            <text:p>/ ̃hoa-<text:span text:style-name="T10">re</text:span>/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ookAntiqua" svg:font-family="BookAntiqua" style:font-family-generic="roman"/>
    <style:font-face style:name="TimesNewRomanPSMT" svg:font-family="TimesNewRomanPSMT" style:font-family-generic="roman"/>
    <style:font-face style:name="ArialUnicodeMS" svg:font-family="ArialUnicodeMS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04">09/04/2014</text:date>, <text:time>12:1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lia Skilton</meta:initial-creator>
    <meta:creation-date>2014-08-28T11:52:17</meta:creation-date>
    <dc:date>2014-09-04T12:14:52</dc:date>
    <dc:creator>Amalia Skilton</dc:creator>
    <meta:editing-duration>PT45M8S</meta:editing-duration>
    <meta:editing-cycles>3</meta:editing-cycles>
    <meta:generator>OpenOffice.org/3.3$Unix OpenOffice.org_project/330m20$Build-9567</meta:generator>
    <meta:document-statistic meta:table-count="3" meta:cell-count="579" meta:object-count="0"/>
  </office:meta>
</office:document-meta>
</file>